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5.3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4.729cm"/>
    </style:style>
    <style:style style:name="co10" style:family="table-column">
      <style:table-column-properties fo:break-before="auto" style:column-width="4.023cm"/>
    </style:style>
    <style:style style:name="co11" style:family="table-column">
      <style:table-column-properties fo:break-before="auto" style:column-width="3.923cm"/>
    </style:style>
    <style:style style:name="co12" style:family="table-column">
      <style:table-column-properties fo:break-before="auto" style:column-width="3.586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4.053cm"/>
    </style:style>
    <style:style style:name="co15" style:family="table-column">
      <style:table-column-properties fo:break-before="auto" style:column-width="3.572cm"/>
    </style:style>
    <style:style style:name="co16" style:family="table-column">
      <style:table-column-properties fo:break-before="auto" style:column-width="3.404cm"/>
    </style:style>
    <style:style style:name="co17" style:family="table-column">
      <style:table-column-properties fo:break-before="auto" style:column-width="5.431cm"/>
    </style:style>
    <style:style style:name="co18" style:family="table-column">
      <style:table-column-properties fo:break-before="auto" style:column-width="5.295cm"/>
    </style:style>
    <style:style style:name="co19" style:family="table-column">
      <style:table-column-properties fo:break-before="auto" style:column-width="3.963cm"/>
    </style:style>
    <style:style style:name="co20" style:family="table-column">
      <style:table-column-properties fo:break-before="auto" style:column-width="7.516cm"/>
    </style:style>
    <style:style style:name="co21" style:family="table-column">
      <style:table-column-properties fo:break-before="auto" style:column-width="3.888cm"/>
    </style:style>
    <style:style style:name="co22" style:family="table-column">
      <style:table-column-properties fo:break-before="auto" style:column-width="5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dee7e5" fo:border="0.06pt solid #000000"/>
    </style:style>
    <style:style style:name="ce15" style:family="table-cell" style:parent-style-name="Default">
      <style:table-cell-properties fo:background-color="#dde8cb" fo:border="0.06pt solid #000000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ackground-color="#e8a202" fo:border="0.06pt solid #000000"/>
    </style:style>
    <style:style style:name="ce24" style:family="table-cell" style:parent-style-name="Default">
      <style:table-cell-properties fo:background-color="#dddddd" fo:border="0.06pt solid #000000"/>
    </style:style>
    <style:style style:name="ce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shapes>
          <draw:frame draw:z-index="0" draw:style-name="gr1" draw:text-style-name="P1" svg:width="15.999cm" svg:height="8.999cm" svg:x="0.663cm" svg:y="42.294cm">
            <draw:object draw:notify-on-update-of-ranges="encoders.A48:encoders.A71 encoders.B48:encoders.B71 encoders.A44:encoders.A44 encoders.A48:encoders.A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7.406cm" svg:y="32.732cm">
            <draw:object draw:notify-on-update-of-ranges="encoders.A45:encoders.A71 encoders.A45:encoders.A71 encoders.C44:encoders.C44 encoders.C45:encoders.C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34.001cm" svg:y="32.88cm">
            <draw:object draw:notify-on-update-of-ranges="encoders.B45:encoders.B71 encoders.B45:encoders.B71 encoders.C44:encoders.C44 encoders.C45:encoders.C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0.637cm" svg:y="32.594cm">
            <draw:object draw:notify-on-update-of-ranges="encoders.A48:encoders.A71 encoders.G48:encoders.G71 encoders.A44:encoders.A44 encoders.A48:encoders.A7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table:formula="of:=[.C3]*[.C6]" office:value-type="float" office:value="97.9415034411664" calcext:value-type="float">
            <text:p>97,9415034411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ranura [m/N]</text:p>
          </table:table-cell>
          <table:table-cell table:style-name="ce3" table:formula="of:=1/[.C7]" office:value-type="float" office:value="0.0102101761241668" calcext:value-type="float">
            <text:p>0,010210176124167</text:p>
          </table:table-cell>
          <table:table-cell/>
          <table:table-cell table:formula="of:=[.C8]*100" office:value-type="float" office:value="1.02101761241668" calcext:value-type="float">
            <text:p>1,021017612416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2.1/9.14" office:value-type="float" office:value="0.229759299781182" calcext:value-type="float">
            <text:p>0,2297592997811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9]" office:value-type="float" office:value="22.5029712501586" calcext:value-type="float">
            <text:p>22,502971250158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3]/[.C12]" office:value-type="float" office:value="23.8095238095238" calcext:value-type="float">
            <text:p>23,80952380952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3" table:formula="of:=[.C14]/[.C7]" office:value-type="float" office:value="0.243099431527782" calcext:value-type="float">
            <text:p>0,243099431527782</text:p>
          </table:table-cell>
          <table:table-cell table:formula="of:=1/[.C15]" office:value-type="float" office:value="4.11354314452899" calcext:value-type="float">
            <text:p>4,11354314452899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office:value-type="float" office:value="0.23" calcext:value-type="float">
            <text:p>0,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8]*[.C7]" office:value-type="float" office:value="22.5265457914683" calcext:value-type="float">
            <text:p>22,52654579146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10/6" office:value-type="float" office:value="1.66666666666667" calcext:value-type="float">
            <text:p>1,6666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3" table:formula="of:=1000*[.C20]/[.C19]" office:value-type="float" office:value="221.960350525366" calcext:value-type="float">
            <text:p>221,960350525366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jor combinación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iod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style-name="ce1" office:value-type="string" calcext:value-type="string">
            <text:p>PWM_R en vacio [%]</text:p>
          </table:table-cell>
          <table:table-cell table:style-name="ce1" office:value-type="string" calcext:value-type="string">
            <text:p>ranuras por segundo [N/s]</text:p>
          </table:table-cell>
          <table:table-cell table:style-name="ce1" office:value-type="string" calcext:value-type="string">
            <text:p>Velocidad [m/s]</text:p>
          </table:table-cell>
          <table:table-cell table:style-name="ce1" office:value-type="string" calcext:value-type="string">
            <text:p>NOTA: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  <table:table-cell table:style-name="ce1" office:value-type="string" calcext:value-type="string">
            <text:p>ranuras contadas [N]</text:p>
          </table:table-cell>
          <table:table-cell table:style-name="ce1" office:value-type="string" calcext:value-type="string">
            <text:p>Prom. de velocidad [m/s]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5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5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6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7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7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B48]*[.$C$8]" office:value-type="float" office:value="0.153152641862502" calcext:value-type="float">
            <text:p>0,153152641862502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number-columns-repeated="2"/>
          <table:table-cell table:style-name="ce14" table:formula="of:=ROUND([.B48]*0.21;0)" office:value-type="float" office:value="3" calcext:value-type="float">
            <text:p>3</text:p>
          </table:table-cell>
          <table:table-cell table:style-name="ce14" table:formula="of:=[.C48]" office:value-type="float" office:value="0.153152641862502" calcext:value-type="float">
            <text:p>0,153152641862502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[.B49]*[.$C$8]" office:value-type="float" office:value="0.183783170235003" calcext:value-type="float">
            <text:p>0,183783170235003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formula="of:=[.C49]-[.C48]" office:value-type="float" office:value="0.0306305283725005" calcext:value-type="float">
            <text:p>0,030630528372501</text:p>
          </table:table-cell>
          <table:table-cell table:style-name="ce6" table:formula="of:=[.E49]/(AVERAGE([.$E$49:.$E$70]))" office:value-type="float" office:value="1.53488372093023" calcext:value-type="float">
            <text:p>1,53488372093023</text:p>
          </table:table-cell>
          <table:table-cell table:style-name="ce15" table:formula="of:=ROUND([.B49]*0.21;0)" office:value-type="float" office:value="4" calcext:value-type="float">
            <text:p>4</text:p>
          </table:table-cell>
          <table:table-cell table:style-name="ce15"/>
          <table:table-cell table:style-name="ce6" table:formula="of:=[.H50]-[.H48]" office:value-type="float" office:value="0.0442440965380562" calcext:value-type="float">
            <text:p>0,044244096538056</text:p>
          </table:table-cell>
          <table:table-cell table:style-name="ce6" table:formula="of:=[.I49]/(AVERAGE([.$I$48:.$I$68]))" office:value-type="float" office:value="0.936936936936937" calcext:value-type="float">
            <text:p>0,936936936936937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.B50]*[.$C$8]" office:value-type="float" office:value="0.19399334635917" calcext:value-type="float">
            <text:p>0,19399334635917</text:p>
          </table:table-cell>
          <table:table-cell table:style-name="ce6"/>
          <table:table-cell table:style-name="ce6" table:formula="of:=[.C50]-[.C49]" office:value-type="float" office:value="0.0102101761241668" calcext:value-type="float">
            <text:p>0,010210176124167</text:p>
          </table:table-cell>
          <table:table-cell table:style-name="ce6" table:formula="of:=[.E50]/(AVERAGE([.$E$49:.$E$70]))" office:value-type="float" office:value="0.511627906976743" calcext:value-type="float">
            <text:p>0,511627906976743</text:p>
          </table:table-cell>
          <table:table-cell table:style-name="ce15" table:formula="of:=ROUND([.B50]*0.21;0)" office:value-type="float" office:value="4" calcext:value-type="float">
            <text:p>4</text:p>
          </table:table-cell>
          <table:table-cell table:style-name="ce15" table:formula="of:=([.C49]+[.C50]+[.C51])/3" office:value-type="float" office:value="0.197396738400559" calcext:value-type="float">
            <text:p>0,19739673840055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[.B51]*[.$C$8]" office:value-type="float" office:value="0.214413698607503" calcext:value-type="float">
            <text:p>0,214413698607503</text:p>
          </table:table-cell>
          <table:table-cell table:style-name="ce6"/>
          <table:table-cell table:style-name="ce6" table:formula="of:=[.C51]-[.C50]" office:value-type="float" office:value="0.0204203522483337" calcext:value-type="float">
            <text:p>0,020420352248334</text:p>
          </table:table-cell>
          <table:table-cell table:style-name="ce6" table:formula="of:=[.E51]/(AVERAGE([.$E$49:.$E$70]))" office:value-type="float" office:value="1.02325581395349" calcext:value-type="float">
            <text:p>1,02325581395349</text:p>
          </table:table-cell>
          <table:table-cell table:style-name="ce15" table:formula="of:=ROUND([.B51]*0.21;0)" office:value-type="float" office:value="4" calcext:value-type="float">
            <text:p>4</text:p>
          </table:table-cell>
          <table:table-cell table:style-name="ce15"/>
          <table:table-cell table:style-name="ce6" table:formula="of:=[.H52]-[.H50]" office:value-type="float" office:value="0.0476474885794452" calcext:value-type="float">
            <text:p>0,047647488579445</text:p>
          </table:table-cell>
          <table:table-cell table:style-name="ce6" table:formula="of:=[.I51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[.B52]*[.$C$8]" office:value-type="float" office:value="0.234834050855837" calcext:value-type="float">
            <text:p>0,234834050855837</text:p>
          </table:table-cell>
          <table:table-cell table:style-name="ce7"/>
          <table:table-cell table:style-name="ce7" table:formula="of:=[.C52]-[.C51]" office:value-type="float" office:value="0.0204203522483337" calcext:value-type="float">
            <text:p>0,020420352248334</text:p>
          </table:table-cell>
          <table:table-cell table:style-name="ce7" table:formula="of:=[.E52]/(AVERAGE([.$E$49:.$E$70]))" office:value-type="float" office:value="1.02325581395349" calcext:value-type="float">
            <text:p>1,02325581395349</text:p>
          </table:table-cell>
          <table:table-cell table:style-name="ce14" table:formula="of:=ROUND([.B52]*0.21;0)" office:value-type="float" office:value="5" calcext:value-type="float">
            <text:p>5</text:p>
          </table:table-cell>
          <table:table-cell table:style-name="ce14" table:formula="of:=([.C52]+[.C53])/2" office:value-type="float" office:value="0.245044226980004" calcext:value-type="float">
            <text:p>0,245044226980004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B53]*[.$C$8]" office:value-type="float" office:value="0.255254403104171" calcext:value-type="float">
            <text:p>0,255254403104171</text:p>
          </table:table-cell>
          <table:table-cell table:style-name="ce6"/>
          <table:table-cell table:style-name="ce6" table:formula="of:=[.C53]-[.C52]" office:value-type="float" office:value="0.0204203522483336" calcext:value-type="float">
            <text:p>0,020420352248334</text:p>
          </table:table-cell>
          <table:table-cell table:style-name="ce6" table:formula="of:=[.E53]/(AVERAGE([.$E$49:.$E$70]))" office:value-type="float" office:value="1.02325581395349" calcext:value-type="float">
            <text:p>1,02325581395349</text:p>
          </table:table-cell>
          <table:table-cell table:style-name="ce14" table:formula="of:=ROUND([.B53]*0.21;0)" office:value-type="float" office:value="5" calcext:value-type="float">
            <text:p>5</text:p>
          </table:table-cell>
          <table:table-cell table:style-name="ce14"/>
          <table:table-cell table:style-name="ce6" table:formula="of:=[.H54]-[.H52]" office:value-type="float" office:value="0.0408407044966673" calcext:value-type="float">
            <text:p>0,040840704496667</text:p>
          </table:table-cell>
          <table:table-cell table:style-name="ce6" table:formula="of:=[.I53]/(AVERAGE([.$I$48:.$I$68]))" office:value-type="float" office:value="0.864864864864865" calcext:value-type="float">
            <text:p>0,864864864864865</text:p>
          </table:table-cell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B54]*[.$C$8]" office:value-type="float" office:value="0.275674755352504" calcext:value-type="float">
            <text:p>0,275674755352504</text:p>
          </table:table-cell>
          <table:table-cell table:style-name="ce6"/>
          <table:table-cell table:style-name="ce6" table:formula="of:=[.C54]-[.C53]" office:value-type="float" office:value="0.0204203522483337" calcext:value-type="float">
            <text:p>0,020420352248334</text:p>
          </table:table-cell>
          <table:table-cell table:style-name="ce6" table:formula="of:=[.E54]/(AVERAGE([.$E$49:.$E$70]))" office:value-type="float" office:value="1.02325581395349" calcext:value-type="float">
            <text:p>1,02325581395349</text:p>
          </table:table-cell>
          <table:table-cell table:style-name="ce15" table:formula="of:=ROUND([.B54]*0.21;0)" office:value-type="float" office:value="6" calcext:value-type="float">
            <text:p>6</text:p>
          </table:table-cell>
          <table:table-cell table:style-name="ce15" table:formula="of:=([.C54]+[.C55])/2" office:value-type="float" office:value="0.285884931476671" calcext:value-type="float">
            <text:p>0,28588493147667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B55]*[.$C$8]" office:value-type="float" office:value="0.296095107600838" calcext:value-type="float">
            <text:p>0,296095107600838</text:p>
          </table:table-cell>
          <table:table-cell table:style-name="ce6"/>
          <table:table-cell table:style-name="ce6" table:formula="of:=[.C55]-[.C54]" office:value-type="float" office:value="0.0204203522483337" calcext:value-type="float">
            <text:p>0,020420352248334</text:p>
          </table:table-cell>
          <table:table-cell table:style-name="ce6" table:formula="of:=[.E55]/(AVERAGE([.$E$49:.$E$70]))" office:value-type="float" office:value="1.02325581395349" calcext:value-type="float">
            <text:p>1,02325581395349</text:p>
          </table:table-cell>
          <table:table-cell table:style-name="ce15" table:formula="of:=ROUND([.B55]*0.21;0)" office:value-type="float" office:value="6" calcext:value-type="float">
            <text:p>6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[.B56]*[.$C$8]" office:value-type="float" office:value="0.316515459849172" calcext:value-type="float">
            <text:p>0,316515459849172</text:p>
          </table:table-cell>
          <table:table-cell table:style-name="ce6"/>
          <table:table-cell table:style-name="ce6" table:formula="of:=[.C56]-[.C55]" office:value-type="float" office:value="0.0204203522483337" calcext:value-type="float">
            <text:p>0,020420352248334</text:p>
          </table:table-cell>
          <table:table-cell table:style-name="ce6" table:formula="of:=[.E56]/(AVERAGE([.$E$49:.$E$70]))" office:value-type="float" office:value="1.02325581395349" calcext:value-type="float">
            <text:p>1,02325581395349</text:p>
          </table:table-cell>
          <table:table-cell table:style-name="ce14" table:formula="of:=ROUND([.B56]*0.21;0)" office:value-type="float" office:value="7" calcext:value-type="float">
            <text:p>7</text:p>
          </table:table-cell>
          <table:table-cell table:style-name="ce14"/>
          <table:table-cell table:style-name="ce6" table:formula="of:=[.H57]-[.H54]" office:value-type="float" office:value="0.0476474885794452" calcext:value-type="float">
            <text:p>0,047647488579445</text:p>
          </table:table-cell>
          <table:table-cell table:style-name="ce6" table:formula="of:=[.I56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[.B57]*[.$C$8]" office:value-type="float" office:value="0.336935812097505" calcext:value-type="float">
            <text:p>0,336935812097505</text:p>
          </table:table-cell>
          <table:table-cell table:style-name="ce6"/>
          <table:table-cell table:style-name="ce6" table:formula="of:=[.C57]-[.C56]" office:value-type="float" office:value="0.0204203522483336" calcext:value-type="float">
            <text:p>0,020420352248334</text:p>
          </table:table-cell>
          <table:table-cell table:style-name="ce6" table:formula="of:=[.E57]/(AVERAGE([.$E$49:.$E$70]))" office:value-type="float" office:value="1.02325581395349" calcext:value-type="float">
            <text:p>1,02325581395349</text:p>
          </table:table-cell>
          <table:table-cell table:style-name="ce14" table:formula="of:=ROUND([.B57]*0.21;0)" office:value-type="float" office:value="7" calcext:value-type="float">
            <text:p>7</text:p>
          </table:table-cell>
          <table:table-cell table:style-name="ce14" table:formula="of:=([.C56]+[.C57]+[.C58])/3" office:value-type="float" office:value="0.333532420056116" calcext:value-type="float">
            <text:p>0,333532420056116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[.B58]*[.$C$8]" office:value-type="float" office:value="0.347145988221672" calcext:value-type="float">
            <text:p>0,347145988221672</text:p>
          </table:table-cell>
          <table:table-cell table:style-name="ce6"/>
          <table:table-cell table:style-name="ce6" table:formula="of:=[.C58]-[.C57]" office:value-type="float" office:value="0.0102101761241669" calcext:value-type="float">
            <text:p>0,010210176124167</text:p>
          </table:table-cell>
          <table:table-cell table:style-name="ce6" table:formula="of:=[.E58]/(AVERAGE([.$E$49:.$E$70]))" office:value-type="float" office:value="0.511627906976746" calcext:value-type="float">
            <text:p>0,511627906976746</text:p>
          </table:table-cell>
          <table:table-cell table:style-name="ce14" table:formula="of:=ROUND([.B58]*0.21;0)" office:value-type="float" office:value="7" calcext:value-type="float">
            <text:p>7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[.B59]*[.$C$8]" office:value-type="float" office:value="0.367566340470006" calcext:value-type="float">
            <text:p>0,367566340470006</text:p>
          </table:table-cell>
          <table:table-cell table:style-name="ce6"/>
          <table:table-cell table:style-name="ce6" table:formula="of:=[.C59]-[.C58]" office:value-type="float" office:value="0.0204203522483337" calcext:value-type="float">
            <text:p>0,020420352248334</text:p>
          </table:table-cell>
          <table:table-cell table:style-name="ce6" table:formula="of:=[.E59]/(AVERAGE([.$E$49:.$E$70]))" office:value-type="float" office:value="1.02325581395349" calcext:value-type="float">
            <text:p>1,02325581395349</text:p>
          </table:table-cell>
          <table:table-cell table:style-name="ce15" table:formula="of:=ROUND([.B59]*0.21;0)" office:value-type="float" office:value="8" calcext:value-type="float">
            <text:p>8</text:p>
          </table:table-cell>
          <table:table-cell table:style-name="ce15"/>
          <table:table-cell table:style-name="ce6" table:formula="of:=[.H60]-[.H57]" office:value-type="float" office:value="0.054454272662223" calcext:value-type="float">
            <text:p>0,054454272662223</text:p>
          </table:table-cell>
          <table:table-cell table:style-name="ce6" table:formula="of:=[.I59]/(AVERAGE([.$I$48:.$I$68]))" office:value-type="float" office:value="1.15315315315315" calcext:value-type="float">
            <text:p>1,15315315315315</text:p>
          </table:table-cell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[.B60]*[.$C$8]" office:value-type="float" office:value="0.387986692718339" calcext:value-type="float">
            <text:p>0,387986692718339</text:p>
          </table:table-cell>
          <table:table-cell table:style-name="ce6"/>
          <table:table-cell table:style-name="ce6" table:formula="of:=[.C60]-[.C59]" office:value-type="float" office:value="0.0204203522483336" calcext:value-type="float">
            <text:p>0,020420352248334</text:p>
          </table:table-cell>
          <table:table-cell table:style-name="ce6" table:formula="of:=[.E60]/(AVERAGE([.$E$49:.$E$70]))" office:value-type="float" office:value="1.02325581395349" calcext:value-type="float">
            <text:p>1,02325581395349</text:p>
          </table:table-cell>
          <table:table-cell table:style-name="ce15" table:formula="of:=ROUND([.B60]*0.21;0)" office:value-type="float" office:value="8" calcext:value-type="float">
            <text:p>8</text:p>
          </table:table-cell>
          <table:table-cell table:style-name="ce15" table:formula="of:=([.C59]+[.C60]+[.C61])/3" office:value-type="float" office:value="0.387986692718339" calcext:value-type="float">
            <text:p>0,38798669271833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[.B61]*[.$C$8]" office:value-type="float" office:value="0.408407044966673" calcext:value-type="float">
            <text:p>0,408407044966673</text:p>
          </table:table-cell>
          <table:table-cell table:style-name="ce6"/>
          <table:table-cell table:style-name="ce6" table:formula="of:=[.C61]-[.C60]" office:value-type="float" office:value="0.0204203522483337" calcext:value-type="float">
            <text:p>0,020420352248334</text:p>
          </table:table-cell>
          <table:table-cell table:style-name="ce6" table:formula="of:=[.E61]/(AVERAGE([.$E$49:.$E$70]))" office:value-type="float" office:value="1.02325581395349" calcext:value-type="float">
            <text:p>1,02325581395349</text:p>
          </table:table-cell>
          <table:table-cell table:style-name="ce15" table:formula="of:=ROUND([.B61]*0.21;0)" office:value-type="float" office:value="8" calcext:value-type="float">
            <text:p>8</text:p>
          </table:table-cell>
          <table:table-cell table:style-name="ce15"/>
          <table:table-cell table:style-name="ce6" table:formula="of:=[.H62]-[.H60]" office:value-type="float" office:value="0.0459457925587508" calcext:value-type="float">
            <text:p>0,045945792558751</text:p>
          </table:table-cell>
          <table:table-cell table:style-name="ce6" table:formula="of:=[.I61]/(AVERAGE([.$I$48:.$I$68]))" office:value-type="float" office:value="0.972972972972973" calcext:value-type="float">
            <text:p>0,972972972972973</text:p>
          </table:table-cell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.B62]*[.$C$8]" office:value-type="float" office:value="0.41861722109084" calcext:value-type="float">
            <text:p>0,41861722109084</text:p>
          </table:table-cell>
          <table:table-cell table:style-name="ce6"/>
          <table:table-cell table:style-name="ce6" table:formula="of:=[.C62]-[.C61]" office:value-type="float" office:value="0.0102101761241669" calcext:value-type="float">
            <text:p>0,010210176124167</text:p>
          </table:table-cell>
          <table:table-cell table:style-name="ce6" table:formula="of:=[.E62]/(AVERAGE([.$E$49:.$E$70]))" office:value-type="float" office:value="0.511627906976746" calcext:value-type="float">
            <text:p>0,511627906976746</text:p>
          </table:table-cell>
          <table:table-cell table:style-name="ce14" table:formula="of:=ROUND([.B62]*0.21;0)" office:value-type="float" office:value="9" calcext:value-type="float">
            <text:p>9</text:p>
          </table:table-cell>
          <table:table-cell table:style-name="ce14" table:formula="of:=([.C62]+[.C63])/2" office:value-type="float" office:value="0.43393248527709" calcext:value-type="float">
            <text:p>0,4339324852770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[.B63]*[.$C$8]" office:value-type="float" office:value="0.44924774946334" calcext:value-type="float">
            <text:p>0,44924774946334</text:p>
          </table:table-cell>
          <table:table-cell table:style-name="ce6"/>
          <table:table-cell table:style-name="ce6" table:formula="of:=[.C63]-[.C62]" office:value-type="float" office:value="0.0306305283725005" calcext:value-type="float">
            <text:p>0,030630528372501</text:p>
          </table:table-cell>
          <table:table-cell table:style-name="ce6" table:formula="of:=[.E63]/(AVERAGE([.$E$49:.$E$70]))" office:value-type="float" office:value="1.53488372093023" calcext:value-type="float">
            <text:p>1,53488372093023</text:p>
          </table:table-cell>
          <table:table-cell table:style-name="ce14" table:formula="of:=ROUND([.B63]*0.21;0)" office:value-type="float" office:value="9" calcext:value-type="float">
            <text:p>9</text:p>
          </table:table-cell>
          <table:table-cell table:style-name="ce14"/>
          <table:table-cell table:style-name="ce6" table:formula="of:=[.H64]-[.H62]" office:value-type="float" office:value="0.0459457925587507" calcext:value-type="float">
            <text:p>0,045945792558751</text:p>
          </table:table-cell>
          <table:table-cell table:style-name="ce6" table:formula="of:=[.I63]/(AVERAGE([.$I$48:.$I$68]))" office:value-type="float" office:value="0.972972972972972" calcext:value-type="float">
            <text:p>0,972972972972972</text:p>
          </table:table-cell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[.B64]*[.$C$8]" office:value-type="float" office:value="0.469668101711674" calcext:value-type="float">
            <text:p>0,469668101711674</text:p>
          </table:table-cell>
          <table:table-cell table:style-name="ce6"/>
          <table:table-cell table:style-name="ce6" table:formula="of:=[.C64]-[.C63]" office:value-type="float" office:value="0.0204203522483337" calcext:value-type="float">
            <text:p>0,020420352248334</text:p>
          </table:table-cell>
          <table:table-cell table:style-name="ce6" table:formula="of:=[.E64]/(AVERAGE([.$E$49:.$E$70]))" office:value-type="float" office:value="1.02325581395349" calcext:value-type="float">
            <text:p>1,02325581395349</text:p>
          </table:table-cell>
          <table:table-cell table:style-name="ce15" table:formula="of:=ROUND([.B64]*0.21;0)" office:value-type="float" office:value="10" calcext:value-type="float">
            <text:p>10</text:p>
          </table:table-cell>
          <table:table-cell table:style-name="ce15" table:formula="of:=([.C64]+[.C65])/2" office:value-type="float" office:value="0.479878277835841" calcext:value-type="float">
            <text:p>0,47987827783584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B65]*[.$C$8]" office:value-type="float" office:value="0.490088453960008" calcext:value-type="float">
            <text:p>0,490088453960008</text:p>
          </table:table-cell>
          <table:table-cell table:style-name="ce6"/>
          <table:table-cell table:style-name="ce6" table:formula="of:=[.C65]-[.C64]" office:value-type="float" office:value="0.0204203522483337" calcext:value-type="float">
            <text:p>0,020420352248334</text:p>
          </table:table-cell>
          <table:table-cell table:style-name="ce6" table:formula="of:=[.E65]/(AVERAGE([.$E$49:.$E$70]))" office:value-type="float" office:value="1.02325581395349" calcext:value-type="float">
            <text:p>1,02325581395349</text:p>
          </table:table-cell>
          <table:table-cell table:style-name="ce15" table:formula="of:=ROUND([.B65]*0.21;0)" office:value-type="float" office:value="10" calcext:value-type="float">
            <text:p>10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B66]*[.$C$8]" office:value-type="float" office:value="0.510508806208341" calcext:value-type="float">
            <text:p>0,510508806208341</text:p>
          </table:table-cell>
          <table:table-cell table:style-name="ce6"/>
          <table:table-cell table:style-name="ce6" table:formula="of:=[.C66]-[.C65]" office:value-type="float" office:value="0.0204203522483336" calcext:value-type="float">
            <text:p>0,020420352248334</text:p>
          </table:table-cell>
          <table:table-cell table:style-name="ce6" table:formula="of:=[.E66]/(AVERAGE([.$E$49:.$E$70]))" office:value-type="float" office:value="1.02325581395349" calcext:value-type="float">
            <text:p>1,02325581395349</text:p>
          </table:table-cell>
          <table:table-cell table:style-name="ce14" table:formula="of:=ROUND([.B66]*0.21;0)" office:value-type="float" office:value="11" calcext:value-type="float">
            <text:p>11</text:p>
          </table:table-cell>
          <table:table-cell table:style-name="ce14"/>
          <table:table-cell table:style-name="ce6" table:formula="of:=[.H67]-[.H64]" office:value-type="float" office:value="0.0510508806208342" calcext:value-type="float">
            <text:p>0,051050880620834</text:p>
          </table:table-cell>
          <table:table-cell table:style-name="ce6" table:formula="of:=[.I66]/(AVERAGE([.$I$48:.$I$68]))" office:value-type="float" office:value="1.08108108108108" calcext:value-type="float">
            <text:p>1,08108108108108</text:p>
          </table:table-cell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[.B67]*[.$C$8]" office:value-type="float" office:value="0.530929158456675" calcext:value-type="float">
            <text:p>0,530929158456675</text:p>
          </table:table-cell>
          <table:table-cell table:style-name="ce6"/>
          <table:table-cell table:style-name="ce6" table:formula="of:=[.C67]-[.C66]" office:value-type="float" office:value="0.0204203522483337" calcext:value-type="float">
            <text:p>0,020420352248334</text:p>
          </table:table-cell>
          <table:table-cell table:style-name="ce6" table:formula="of:=[.E67]/(AVERAGE([.$E$49:.$E$70]))" office:value-type="float" office:value="1.02325581395349" calcext:value-type="float">
            <text:p>1,02325581395349</text:p>
          </table:table-cell>
          <table:table-cell table:style-name="ce14" table:formula="of:=ROUND([.B67]*0.21;0)" office:value-type="float" office:value="11" calcext:value-type="float">
            <text:p>11</text:p>
          </table:table-cell>
          <table:table-cell table:style-name="ce14" table:formula="of:=([.C66]+[.C67]+[.C68])/3" office:value-type="float" office:value="0.530929158456675" calcext:value-type="float">
            <text:p>0,530929158456675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[.B68]*[.$C$8]" office:value-type="float" office:value="0.551349510705009" calcext:value-type="float">
            <text:p>0,551349510705009</text:p>
          </table:table-cell>
          <table:table-cell table:style-name="ce6"/>
          <table:table-cell table:style-name="ce6" table:formula="of:=[.C68]-[.C67]" office:value-type="float" office:value="0.0204203522483336" calcext:value-type="float">
            <text:p>0,020420352248334</text:p>
          </table:table-cell>
          <table:table-cell table:style-name="ce6" table:formula="of:=[.E68]/(AVERAGE([.$E$49:.$E$70]))" office:value-type="float" office:value="1.02325581395349" calcext:value-type="float">
            <text:p>1,02325581395349</text:p>
          </table:table-cell>
          <table:table-cell table:style-name="ce14" table:formula="of:=ROUND([.B68]*0.21;0)" office:value-type="float" office:value="11" calcext:value-type="float">
            <text:p>11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[.B69]*[.$C$8]" office:value-type="float" office:value="0.571769862953342" calcext:value-type="float">
            <text:p>0,571769862953342</text:p>
          </table:table-cell>
          <table:table-cell table:style-name="ce6"/>
          <table:table-cell table:style-name="ce6" table:formula="of:=[.C69]-[.C68]" office:value-type="float" office:value="0.0204203522483336" calcext:value-type="float">
            <text:p>0,020420352248334</text:p>
          </table:table-cell>
          <table:table-cell table:style-name="ce6" table:formula="of:=[.E69]/(AVERAGE([.$E$49:.$E$70]))" office:value-type="float" office:value="1.02325581395349" calcext:value-type="float">
            <text:p>1,02325581395349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[.B70]*[.$C$8]" office:value-type="float" office:value="0.592190215201676" calcext:value-type="float">
            <text:p>0,592190215201676</text:p>
          </table:table-cell>
          <table:table-cell table:style-name="ce6"/>
          <table:table-cell table:style-name="ce6" table:formula="of:=[.C70]-[.C69]" office:value-type="float" office:value="0.0204203522483337" calcext:value-type="float">
            <text:p>0,020420352248334</text:p>
          </table:table-cell>
          <table:table-cell table:style-name="ce6" table:formula="of:=[.E70]/(AVERAGE([.$E$49:.$E$70]))" office:value-type="float" office:value="1.02325581395349" calcext:value-type="float">
            <text:p>1,02325581395349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[.B71]*[.$C$8]" office:value-type="float" office:value="0.622820743574176" calcext:value-type="float">
            <text:p>0,622820743574176</text:p>
          </table:table-cell>
          <table:table-cell table:style-name="ce6" office:value-type="string" calcext:value-type="string">
            <text:p>ya da miedo!!!</text:p>
          </table:table-cell>
          <table:table-cell table:style-name="ce6" table:number-columns-repeated="6"/>
        </table:table-row>
      </table:table>
      <table:table table:name="graf encoders" table:style-name="ta1">
        <table:shapes>
          <draw:frame draw:z-index="0" draw:style-name="gr1" draw:text-style-name="P1" svg:width="15.999cm" svg:height="8.999cm" svg:x="24.185cm" svg:y="0.511cm">
            <draw:object draw:notify-on-update-of-ranges="'graf encoders'.E2:'graf encoders'.E22 'graf encoders'.F1:'graf encoders'.F1 'graf encoders'.F2:'graf encoders'.F22 'graf encoders'.G1:'graf encoders'.G1 'graf encoders'.G2:'graf encoders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731cm" svg:y="11.382cm">
            <draw:object draw:notify-on-update-of-ranges="'graf encoders'.E26:'graf encoders'.E50 'graf encoders'.E26:'graf encoders'.E50 'graf encoders'.H25:'graf encoders'.H25 'graf encoders'.H26:'graf encoders'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99cm" svg:y="23.994cm">
            <draw:object draw:notify-on-update-of-ranges="'graf encoders'.E54:'graf encoders'.E117 'graf encoders'.E54:'graf encoders'.E117 'graf encoders'.H53:'graf encoders'.H53 'graf encoders'.H54:'graf encoders'.H1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5" table:default-cell-style-name="ce6"/>
        <table:table-column table:style-name="co16" table:default-cell-style-name="ce6"/>
        <table:table-column table:style-name="co17" table:default-cell-style-name="ce4"/>
        <table:table-column table:style-name="co18" table:default-cell-style-name="ce4"/>
        <table:table-row table:style-name="ro1">
          <table:table-cell table:number-columns-repeated="4"/>
          <table:table-cell table:style-name="ce2" office:value-type="string" calcext:value-type="string">
            <text:p>ranuras contadas [N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fico 1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formula="of:=[.E2]/([.$C$4]*[.$C$6])" office:value-type="float" office:value="0" calcext:value-type="float">
            <text:p>0</text:p>
          </table:table-cell>
          <table:table-cell table:formula="of:=[.F2]/[.$F$7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formula="of:=[.E3]/([.$C$4]*[.$C$6])" office:value-type="float" office:value="0.0486198863055563" calcext:value-type="float">
            <text:p>0,048619886305556</text:p>
          </table:table-cell>
          <table:table-cell table:formula="of:=[.F3]/[.$F$7]" office:value-type="float" office:value="0.2" calcext:value-type="float">
            <text:p>0,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E4]/([.$C$4]*[.$C$6])" office:value-type="float" office:value="0.0972397726111126" calcext:value-type="float">
            <text:p>0,097239772611113</text:p>
          </table:table-cell>
          <table:table-cell table:formula="of:=[.F4]/[.$F$7]" office:value-type="float" office:value="0.4" calcext:value-type="float">
            <text:p>0,4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formula="of:=[.E5]/([.$C$4]*[.$C$6])" office:value-type="float" office:value="0.145859658916669" calcext:value-type="float">
            <text:p>0,145859658916669</text:p>
          </table:table-cell>
          <table:table-cell table:formula="of:=[.F5]/[.$F$7]" office:value-type="float" office:value="0.6" calcext:value-type="float">
            <text:p>0,6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s]</text:p>
          </table:table-cell>
          <table:table-cell table:formula="of:=[.C5]/1000" office:value-type="float" office:value="0.21" calcext:value-type="float">
            <text:p>0,2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E6]/([.$C$4]*[.$C$6])" office:value-type="float" office:value="0.194479545222225" calcext:value-type="float">
            <text:p>0,194479545222225</text:p>
          </table:table-cell>
          <table:table-cell table:formula="of:=[.F6]/[.$F$7]" office:value-type="float" office:value="0.8" calcext:value-type="float">
            <text:p>0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7" table:formula="of:=[.E7]/([.$C$4]*[.$C$6])" office:value-type="float" office:value="0.243099431527781" calcext:value-type="float">
            <text:p>0,243099431527781</text:p>
          </table:table-cell>
          <table:table-cell table:style-name="ce5" table:formula="of:=[.F7]/[.$F$7]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formula="of:=[.E8]/([.$C$4]*[.$C$6])" office:value-type="float" office:value="0.291719317833338" calcext:value-type="float">
            <text:p>0,291719317833338</text:p>
          </table:table-cell>
          <table:table-cell table:formula="of:=[.F8]/[.$F$7]" office:value-type="float" office:value="1.2" calcext:value-type="float">
            <text:p>1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formula="of:=[.E9]/([.$C$4]*[.$C$6])" office:value-type="float" office:value="0.340339204138894" calcext:value-type="float">
            <text:p>0,340339204138894</text:p>
          </table:table-cell>
          <table:table-cell table:formula="of:=[.F9]/[.$F$7]" office:value-type="float" office:value="1.4" calcext:value-type="float">
            <text:p>1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formula="of:=[.E10]/([.$C$4]*[.$C$6])" office:value-type="float" office:value="0.38895909044445" calcext:value-type="float">
            <text:p>0,38895909044445</text:p>
          </table:table-cell>
          <table:table-cell table:formula="of:=[.F10]/[.$F$7]" office:value-type="float" office:value="1.6" calcext:value-type="float">
            <text:p>1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formula="of:=[.E11]/([.$C$4]*[.$C$6])" office:value-type="float" office:value="0.437578976750007" calcext:value-type="float">
            <text:p>0,437578976750007</text:p>
          </table:table-cell>
          <table:table-cell table:formula="of:=[.F11]/[.$F$7]" office:value-type="float" office:value="1.8" calcext:value-type="float">
            <text:p>1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E12]/([.$C$4]*[.$C$6])" office:value-type="float" office:value="0.486198863055563" calcext:value-type="float">
            <text:p>0,486198863055563</text:p>
          </table:table-cell>
          <table:table-cell table:formula="of:=[.F12]/[.$F$7]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formula="of:=[.E13]/([.$C$4]*[.$C$6])" office:value-type="float" office:value="0.534818749361119" calcext:value-type="float">
            <text:p>0,534818749361119</text:p>
          </table:table-cell>
          <table:table-cell table:formula="of:=[.F13]/[.$F$7]" office:value-type="float" office:value="2.2" calcext:value-type="float">
            <text:p>2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formula="of:=[.E14]/([.$C$4]*[.$C$6])" office:value-type="float" office:value="0.583438635666676" calcext:value-type="float">
            <text:p>0,583438635666676</text:p>
          </table:table-cell>
          <table:table-cell table:formula="of:=[.F14]/[.$F$7]" office:value-type="float" office:value="2.4" calcext:value-type="float">
            <text:p>2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formula="of:=[.E15]/([.$C$4]*[.$C$6])" office:value-type="float" office:value="0.632058521972232" calcext:value-type="float">
            <text:p>0,632058521972232</text:p>
          </table:table-cell>
          <table:table-cell table:formula="of:=[.F15]/[.$F$7]" office:value-type="float" office:value="2.6" calcext:value-type="float">
            <text:p>2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formula="of:=[.E16]/([.$C$4]*[.$C$6])" office:value-type="float" office:value="0.680678408277788" calcext:value-type="float">
            <text:p>0,680678408277788</text:p>
          </table:table-cell>
          <table:table-cell table:formula="of:=[.F16]/[.$F$7]" office:value-type="float" office:value="2.8" calcext:value-type="float">
            <text:p>2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formula="of:=[.E17]/([.$C$4]*[.$C$6])" office:value-type="float" office:value="0.729298294583345" calcext:value-type="float">
            <text:p>0,729298294583345</text:p>
          </table:table-cell>
          <table:table-cell table:formula="of:=[.F17]/[.$F$7]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formula="of:=[.E18]/([.$C$4]*[.$C$6])" office:value-type="float" office:value="0.777918180888901" calcext:value-type="float">
            <text:p>0,777918180888901</text:p>
          </table:table-cell>
          <table:table-cell table:formula="of:=[.F18]/[.$F$7]" office:value-type="float" office:value="3.2" calcext:value-type="float">
            <text:p>3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7" calcext:value-type="float">
            <text:p>17</text:p>
          </table:table-cell>
          <table:table-cell table:formula="of:=[.E19]/([.$C$4]*[.$C$6])" office:value-type="float" office:value="0.826538067194457" calcext:value-type="float">
            <text:p>0,826538067194457</text:p>
          </table:table-cell>
          <table:table-cell table:formula="of:=[.F19]/[.$F$7]" office:value-type="float" office:value="3.4" calcext:value-type="float">
            <text:p>3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8" calcext:value-type="float">
            <text:p>18</text:p>
          </table:table-cell>
          <table:table-cell table:formula="of:=[.E20]/([.$C$4]*[.$C$6])" office:value-type="float" office:value="0.875157953500013" calcext:value-type="float">
            <text:p>0,875157953500013</text:p>
          </table:table-cell>
          <table:table-cell table:formula="of:=[.F20]/[.$F$7]" office:value-type="float" office:value="3.6" calcext:value-type="float">
            <text:p>3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formula="of:=[.E21]/([.$C$4]*[.$C$6])" office:value-type="float" office:value="0.92377783980557" calcext:value-type="float">
            <text:p>0,92377783980557</text:p>
          </table:table-cell>
          <table:table-cell table:formula="of:=[.F21]/[.$F$7]" office:value-type="float" office:value="3.8" calcext:value-type="float">
            <text:p>3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E22]/([.$C$4]*[.$C$6])" office:value-type="float" office:value="0.972397726111126" calcext:value-type="float">
            <text:p>0,972397726111126</text:p>
          </table:table-cell>
          <table:table-cell table:formula="of:=[.F22]/[.$F$7]" office:value-type="float" office:value="4" calcext:value-type="float">
            <text:p>4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2</text:p>
          </table:table-cell>
          <table:table-cell table:number-columns-repeated="3"/>
          <table:table-cell table:style-name="ce4" office:value-type="float" office:value="250" calcext:value-type="float">
            <text:p>250</text:p>
          </table:table-cell>
          <table:table-cell table:formula="of:=[.$C$29]/([.$C$28]*[.E26]*[.$C$30])" office:value-type="float" office:value="0.204203522483336" calcext:value-type="float">
            <text:p>0,204203522483336</text:p>
          </table:table-cell>
          <table:table-cell table:formula="of:=[.F26]/[.$F$30]" office:value-type="float" office:value="0.84" calcext:value-type="float">
            <text:p>0,84</text:p>
          </table:table-cell>
          <table:table-cell table:formula="of:=ROUND([.G26]-[.$G$30];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table:style-name="ce4" office:value-type="float" office:value="240" calcext:value-type="float">
            <text:p>240</text:p>
          </table:table-cell>
          <table:table-cell table:formula="of:=[.$C$29]/([.$C$28]*[.E27]*[.$C$30])" office:value-type="float" office:value="0.212712002586809" calcext:value-type="float">
            <text:p>0,212712002586809</text:p>
          </table:table-cell>
          <table:table-cell table:formula="of:=[.F27]/[.$F$30]" office:value-type="float" office:value="0.875" calcext:value-type="float">
            <text:p>0,875</text:p>
          </table:table-cell>
          <table:table-cell table:formula="of:=ROUND([.G27]-[.$G$30];2)" office:value-type="float" office:value="-0.1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formula="of:=[.$C$29]/([.$C$28]*[.E28]*[.$C$30])" office:value-type="float" office:value="0.221960350525366" calcext:value-type="float">
            <text:p>0,221960350525366</text:p>
          </table:table-cell>
          <table:table-cell table:formula="of:=[.F28]/[.$F$30]" office:value-type="float" office:value="0.91304347826087" calcext:value-type="float">
            <text:p>0,91304347826087</text:p>
          </table:table-cell>
          <table:table-cell table:formula="of:=ROUND([.G28]-[.$G$30];2)" office:value-type="float" office:value="-0.09" calcext:value-type="float">
            <text:p>-0,0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20" calcext:value-type="float">
            <text:p>220</text:p>
          </table:table-cell>
          <table:table-cell table:formula="of:=[.$C$29]/([.$C$28]*[.E29]*[.$C$30])" office:value-type="float" office:value="0.232049457367428" calcext:value-type="float">
            <text:p>0,232049457367428</text:p>
          </table:table-cell>
          <table:table-cell table:formula="of:=[.F29]/[.$F$30]" office:value-type="float" office:value="0.954545454545455" calcext:value-type="float">
            <text:p>0,954545454545455</text:p>
          </table:table-cell>
          <table:table-cell table:formula="of:=ROUND([.G29]-[.$G$30];2)" office:value-type="float" office:value="-0.05" calcext:value-type="float">
            <text:p>-0,05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table:style-name="ce5" office:value-type="float" office:value="210" calcext:value-type="float">
            <text:p>210</text:p>
          </table:table-cell>
          <table:table-cell table:style-name="ce7" table:formula="of:=[.$C$29]/([.$C$28]*[.E30]*[.$C$30])" office:value-type="float" office:value="0.243099431527781" calcext:value-type="float">
            <text:p>0,243099431527781</text:p>
          </table:table-cell>
          <table:table-cell table:style-name="ce5" table:formula="of:=[.F30]/[.$F$30]" office:value-type="float" office:value="1" calcext:value-type="float">
            <text:p>1</text:p>
          </table:table-cell>
          <table:table-cell table:style-name="ce5" table:formula="of:=ROUND([.G30]-[.$G$30];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float" office:value="200" calcext:value-type="float">
            <text:p>200</text:p>
          </table:table-cell>
          <table:table-cell table:formula="of:=[.$C$29]/([.$C$28]*[.E31]*[.$C$30])" office:value-type="float" office:value="0.255254403104171" calcext:value-type="float">
            <text:p>0,255254403104171</text:p>
          </table:table-cell>
          <table:table-cell table:formula="of:=[.F31]/[.$F$30]" office:value-type="float" office:value="1.05" calcext:value-type="float">
            <text:p>1,05</text:p>
          </table:table-cell>
          <table:table-cell table:formula="of:=ROUND([.G31]-[.$G$30];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table:style-name="ce4" office:value-type="float" office:value="190" calcext:value-type="float">
            <text:p>190</text:p>
          </table:table-cell>
          <table:table-cell table:formula="of:=[.$C$29]/([.$C$28]*[.E32]*[.$C$30])" office:value-type="float" office:value="0.268688845372811" calcext:value-type="float">
            <text:p>0,268688845372811</text:p>
          </table:table-cell>
          <table:table-cell table:formula="of:=[.F32]/[.$F$30]" office:value-type="float" office:value="1.10526315789474" calcext:value-type="float">
            <text:p>1,10526315789474</text:p>
          </table:table-cell>
          <table:table-cell table:formula="of:=ROUND([.G32]-[.$G$30];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table:style-name="ce4" office:value-type="float" office:value="180" calcext:value-type="float">
            <text:p>180</text:p>
          </table:table-cell>
          <table:table-cell table:formula="of:=[.$C$29]/([.$C$28]*[.E33]*[.$C$30])" office:value-type="float" office:value="0.283616003449078" calcext:value-type="float">
            <text:p>0,283616003449078</text:p>
          </table:table-cell>
          <table:table-cell table:formula="of:=[.F33]/[.$F$30]" office:value-type="float" office:value="1.16666666666667" calcext:value-type="float">
            <text:p>1,16666666666667</text:p>
          </table:table-cell>
          <table:table-cell table:formula="of:=ROUND([.G33]-[.$G$30];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table:style-name="ce4" office:value-type="float" office:value="170" calcext:value-type="float">
            <text:p>170</text:p>
          </table:table-cell>
          <table:table-cell table:formula="of:=[.$C$29]/([.$C$28]*[.E34]*[.$C$30])" office:value-type="float" office:value="0.300299297769612" calcext:value-type="float">
            <text:p>0,300299297769612</text:p>
          </table:table-cell>
          <table:table-cell table:formula="of:=[.F34]/[.$F$30]" office:value-type="float" office:value="1.23529411764706" calcext:value-type="float">
            <text:p>1,23529411764706</text:p>
          </table:table-cell>
          <table:table-cell table:formula="of:=ROUND([.G34]-[.$G$30];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table:style-name="ce4" office:value-type="float" office:value="160" calcext:value-type="float">
            <text:p>160</text:p>
          </table:table-cell>
          <table:table-cell table:formula="of:=[.$C$29]/([.$C$28]*[.E35]*[.$C$30])" office:value-type="float" office:value="0.319068003880213" calcext:value-type="float">
            <text:p>0,319068003880213</text:p>
          </table:table-cell>
          <table:table-cell table:formula="of:=[.F35]/[.$F$30]" office:value-type="float" office:value="1.3125" calcext:value-type="float">
            <text:p>1,3125</text:p>
          </table:table-cell>
          <table:table-cell table:formula="of:=ROUND([.G35]-[.$G$30];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table:style-name="ce4" office:value-type="float" office:value="150" calcext:value-type="float">
            <text:p>150</text:p>
          </table:table-cell>
          <table:table-cell table:formula="of:=[.$C$29]/([.$C$28]*[.E36]*[.$C$30])" office:value-type="float" office:value="0.340339204138894" calcext:value-type="float">
            <text:p>0,340339204138894</text:p>
          </table:table-cell>
          <table:table-cell table:formula="of:=[.F36]/[.$F$30]" office:value-type="float" office:value="1.4" calcext:value-type="float">
            <text:p>1,4</text:p>
          </table:table-cell>
          <table:table-cell table:formula="of:=ROUND([.G36]-[.$G$30];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table:style-name="ce4" office:value-type="float" office:value="140" calcext:value-type="float">
            <text:p>140</text:p>
          </table:table-cell>
          <table:table-cell table:formula="of:=[.$C$29]/([.$C$28]*[.E37]*[.$C$30])" office:value-type="float" office:value="0.364649147291672" calcext:value-type="float">
            <text:p>0,364649147291672</text:p>
          </table:table-cell>
          <table:table-cell table:formula="of:=[.F37]/[.$F$30]" office:value-type="float" office:value="1.5" calcext:value-type="float">
            <text:p>1,5</text:p>
          </table:table-cell>
          <table:table-cell table:formula="of:=ROUND([.G37]-[.$G$30];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table:style-name="ce4" office:value-type="float" office:value="130" calcext:value-type="float">
            <text:p>130</text:p>
          </table:table-cell>
          <table:table-cell table:formula="of:=[.$C$29]/([.$C$28]*[.E38]*[.$C$30])" office:value-type="float" office:value="0.392699081698724" calcext:value-type="float">
            <text:p>0,392699081698724</text:p>
          </table:table-cell>
          <table:table-cell table:formula="of:=[.F38]/[.$F$30]" office:value-type="float" office:value="1.61538461538462" calcext:value-type="float">
            <text:p>1,61538461538462</text:p>
          </table:table-cell>
          <table:table-cell table:formula="of:=ROUND([.G38]-[.$G$30];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table:style-name="ce4" office:value-type="float" office:value="120" calcext:value-type="float">
            <text:p>120</text:p>
          </table:table-cell>
          <table:table-cell table:formula="of:=[.$C$29]/([.$C$28]*[.E39]*[.$C$30])" office:value-type="float" office:value="0.425424005173618" calcext:value-type="float">
            <text:p>0,425424005173618</text:p>
          </table:table-cell>
          <table:table-cell table:formula="of:=[.F39]/[.$F$30]" office:value-type="float" office:value="1.75" calcext:value-type="float">
            <text:p>1,75</text:p>
          </table:table-cell>
          <table:table-cell table:formula="of:=ROUND([.G39]-[.$G$30];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table:style-name="ce4" office:value-type="float" office:value="110" calcext:value-type="float">
            <text:p>110</text:p>
          </table:table-cell>
          <table:table-cell table:formula="of:=[.$C$29]/([.$C$28]*[.E40]*[.$C$30])" office:value-type="float" office:value="0.464098914734856" calcext:value-type="float">
            <text:p>0,464098914734856</text:p>
          </table:table-cell>
          <table:table-cell table:formula="of:=[.F40]/[.$F$30]" office:value-type="float" office:value="1.90909090909091" calcext:value-type="float">
            <text:p>1,90909090909091</text:p>
          </table:table-cell>
          <table:table-cell table:formula="of:=ROUND([.G40]-[.$G$30];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table:style-name="ce4" office:value-type="float" office:value="100" calcext:value-type="float">
            <text:p>100</text:p>
          </table:table-cell>
          <table:table-cell table:formula="of:=[.$C$29]/([.$C$28]*[.E41]*[.$C$30])" office:value-type="float" office:value="0.510508806208341" calcext:value-type="float">
            <text:p>0,510508806208341</text:p>
          </table:table-cell>
          <table:table-cell table:formula="of:=[.F41]/[.$F$30]" office:value-type="float" office:value="2.1" calcext:value-type="float">
            <text:p>2,1</text:p>
          </table:table-cell>
          <table:table-cell table:formula="of:=ROUND([.G41]-[.$G$30];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table:style-name="ce4" office:value-type="float" office:value="90" calcext:value-type="float">
            <text:p>90</text:p>
          </table:table-cell>
          <table:table-cell table:formula="of:=[.$C$29]/([.$C$28]*[.E42]*[.$C$30])" office:value-type="float" office:value="0.567232006898157" calcext:value-type="float">
            <text:p>0,567232006898157</text:p>
          </table:table-cell>
          <table:table-cell table:formula="of:=[.F42]/[.$F$30]" office:value-type="float" office:value="2.33333333333333" calcext:value-type="float">
            <text:p>2,33333333333333</text:p>
          </table:table-cell>
          <table:table-cell table:formula="of:=ROUND([.G42]-[.$G$30];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table:style-name="ce4" office:value-type="float" office:value="80" calcext:value-type="float">
            <text:p>80</text:p>
          </table:table-cell>
          <table:table-cell table:formula="of:=[.$C$29]/([.$C$28]*[.E43]*[.$C$30])" office:value-type="float" office:value="0.638136007760426" calcext:value-type="float">
            <text:p>0,638136007760426</text:p>
          </table:table-cell>
          <table:table-cell table:formula="of:=[.F43]/[.$F$30]" office:value-type="float" office:value="2.625" calcext:value-type="float">
            <text:p>2,625</text:p>
          </table:table-cell>
          <table:table-cell table:formula="of:=ROUND([.G43]-[.$G$30];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table:style-name="ce4" office:value-type="float" office:value="70" calcext:value-type="float">
            <text:p>70</text:p>
          </table:table-cell>
          <table:table-cell table:formula="of:=[.$C$29]/([.$C$28]*[.E44]*[.$C$30])" office:value-type="float" office:value="0.729298294583345" calcext:value-type="float">
            <text:p>0,729298294583345</text:p>
          </table:table-cell>
          <table:table-cell table:formula="of:=[.F44]/[.$F$30]" office:value-type="float" office:value="3" calcext:value-type="float">
            <text:p>3</text:p>
          </table:table-cell>
          <table:table-cell table:formula="of:=ROUND([.G44]-[.$G$30];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float" office:value="60" calcext:value-type="float">
            <text:p>60</text:p>
          </table:table-cell>
          <table:table-cell table:formula="of:=[.$C$29]/([.$C$28]*[.E45]*[.$C$30])" office:value-type="float" office:value="0.850848010347235" calcext:value-type="float">
            <text:p>0,850848010347235</text:p>
          </table:table-cell>
          <table:table-cell table:formula="of:=[.F45]/[.$F$30]" office:value-type="float" office:value="3.5" calcext:value-type="float">
            <text:p>3,5</text:p>
          </table:table-cell>
          <table:table-cell table:formula="of:=ROUND([.G45]-[.$G$30];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table:style-name="ce4" office:value-type="float" office:value="50" calcext:value-type="float">
            <text:p>50</text:p>
          </table:table-cell>
          <table:table-cell table:style-name="ce9" table:formula="of:=[.$C$29]/([.$C$28]*[.E46]*[.$C$30])" office:value-type="float" office:value="1.02101761241668" calcext:value-type="float">
            <text:p>1,02101761241668</text:p>
          </table:table-cell>
          <table:table-cell table:formula="of:=[.F46]/[.$F$30]" office:value-type="float" office:value="4.2" calcext:value-type="float">
            <text:p>4,2</text:p>
          </table:table-cell>
          <table:table-cell table:formula="of:=ROUND([.G46]-[.$G$30];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table:style-name="ce4" office:value-type="float" office:value="40" calcext:value-type="float">
            <text:p>40</text:p>
          </table:table-cell>
          <table:table-cell table:formula="of:=[.$C$29]/([.$C$28]*[.E47]*[.$C$30])" office:value-type="float" office:value="1.27627201552085" calcext:value-type="float">
            <text:p>1,27627201552085</text:p>
          </table:table-cell>
          <table:table-cell table:formula="of:=[.F47]/[.$F$30]" office:value-type="float" office:value="5.25" calcext:value-type="float">
            <text:p>5,25</text:p>
          </table:table-cell>
          <table:table-cell table:formula="of:=ROUND([.G47]-[.$G$30];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formula="of:=[.$C$29]/([.$C$28]*[.E48]*[.$C$30])" office:value-type="float" office:value="1.70169602069447" calcext:value-type="float">
            <text:p>1,70169602069447</text:p>
          </table:table-cell>
          <table:table-cell table:formula="of:=[.F48]/[.$F$30]" office:value-type="float" office:value="7" calcext:value-type="float">
            <text:p>7</text:p>
          </table:table-cell>
          <table:table-cell table:formula="of:=ROUND([.G48]-[.$G$30];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$C$29]/([.$C$28]*[.E49]*[.$C$30])" office:value-type="float" office:value="2.55254403104171" calcext:value-type="float">
            <text:p>2,55254403104171</text:p>
          </table:table-cell>
          <table:table-cell table:formula="of:=[.F49]/[.$F$30]" office:value-type="float" office:value="10.5" calcext:value-type="float">
            <text:p>10,5</text:p>
          </table:table-cell>
          <table:table-cell table:formula="of:=ROUND([.G49]-[.$G$30];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$C$29]/([.$C$28]*[.E50]*[.$C$30])" office:value-type="float" office:value="5.10508806208341" calcext:value-type="float">
            <text:p>5,10508806208341</text:p>
          </table:table-cell>
          <table:table-cell table:formula="of:=[.F50]/[.$F$30]" office:value-type="float" office:value="21" calcext:value-type="float">
            <text:p>21</text:p>
          </table:table-cell>
          <table:table-cell table:formula="of:=ROUND([.G50]-[.$G$30];2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$C$57]/([.$C$56]*[.E54]*[.$C$58])" office:value-type="float" office:value="0.121549715763891" calcext:value-type="float">
            <text:p>0,121549715763891</text:p>
          </table:table-cell>
          <table:table-cell table:formula="of:=[.F54]/[.$F$96]" office:value-type="float" office:value="0.5" calcext:value-type="float">
            <text:p>0,5</text:p>
          </table:table-cell>
          <table:table-cell table:formula="of:=ROUND([.G54]-[.$G$96]; 2)" office:value-type="float" office:value="-0.5" calcext:value-type="float">
            <text:p>-0,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$C$57]/([.$C$56]*[.E55]*[.$C$58])" office:value-type="float" office:value="0.123014170170685" calcext:value-type="float">
            <text:p>0,123014170170685</text:p>
          </table:table-cell>
          <table:table-cell table:formula="of:=[.F55]/[.$F$96]" office:value-type="float" office:value="0.506024096385542" calcext:value-type="float">
            <text:p>0,506024096385542</text:p>
          </table:table-cell>
          <table:table-cell table:formula="of:=ROUND([.G55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C$57]/([.$C$56]*[.E56]*[.$C$58])" office:value-type="float" office:value="0.124514342977644" calcext:value-type="float">
            <text:p>0,124514342977644</text:p>
          </table:table-cell>
          <table:table-cell table:formula="of:=[.F56]/[.$F$96]" office:value-type="float" office:value="0.51219512195122" calcext:value-type="float">
            <text:p>0,51219512195122</text:p>
          </table:table-cell>
          <table:table-cell table:formula="of:=ROUND([.G56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C$57]/([.$C$56]*[.E57]*[.$C$58])" office:value-type="float" office:value="0.126051557088479" calcext:value-type="float">
            <text:p>0,126051557088479</text:p>
          </table:table-cell>
          <table:table-cell table:formula="of:=[.F57]/[.$F$96]" office:value-type="float" office:value="0.518518518518518" calcext:value-type="float">
            <text:p>0,518518518518518</text:p>
          </table:table-cell>
          <table:table-cell table:formula="of:=ROUND([.G57]-[.$G$96]; 2)" office:value-type="float" office:value="-0.48" calcext:value-type="float">
            <text:p>-0,48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C$57]/([.$C$56]*[.E58]*[.$C$58])" office:value-type="float" office:value="0.127627201552085" calcext:value-type="float">
            <text:p>0,127627201552085</text:p>
          </table:table-cell>
          <table:table-cell table:formula="of:=[.F58]/[.$F$96]" office:value-type="float" office:value="0.525" calcext:value-type="float">
            <text:p>0,525</text:p>
          </table:table-cell>
          <table:table-cell table:formula="of:=ROUND([.G58]-[.$G$96]; 2)" office:value-type="float" office:value="-0.48" calcext:value-type="float">
            <text:p>-0,48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$C$57]/([.$C$56]*[.E59]*[.$C$58])" office:value-type="float" office:value="0.129242735748947" calcext:value-type="float">
            <text:p>0,129242735748947</text:p>
          </table:table-cell>
          <table:table-cell table:formula="of:=[.F59]/[.$F$96]" office:value-type="float" office:value="0.531645569620253" calcext:value-type="float">
            <text:p>0,531645569620253</text:p>
          </table:table-cell>
          <table:table-cell table:formula="of:=ROUND([.G59]-[.$G$96]; 2)" office:value-type="float" office:value="-0.47" calcext:value-type="float">
            <text:p>-0,47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$C$57]/([.$C$56]*[.E60]*[.$C$58])" office:value-type="float" office:value="0.130899693899575" calcext:value-type="float">
            <text:p>0,130899693899575</text:p>
          </table:table-cell>
          <table:table-cell table:formula="of:=[.F60]/[.$F$96]" office:value-type="float" office:value="0.538461538461538" calcext:value-type="float">
            <text:p>0,538461538461538</text:p>
          </table:table-cell>
          <table:table-cell table:formula="of:=ROUND([.G60]-[.$G$96]; 2)" office:value-type="float" office:value="-0.46" calcext:value-type="float">
            <text:p>-0,46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$C$57]/([.$C$56]*[.E61]*[.$C$58])" office:value-type="float" office:value="0.132599689924244" calcext:value-type="float">
            <text:p>0,132599689924244</text:p>
          </table:table-cell>
          <table:table-cell table:formula="of:=[.F61]/[.$F$96]" office:value-type="float" office:value="0.545454545454545" calcext:value-type="float">
            <text:p>0,545454545454545</text:p>
          </table:table-cell>
          <table:table-cell table:formula="of:=ROUND([.G61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$C$57]/([.$C$56]*[.E62]*[.$C$58])" office:value-type="float" office:value="0.134344422686406" calcext:value-type="float">
            <text:p>0,134344422686406</text:p>
          </table:table-cell>
          <table:table-cell table:formula="of:=[.F62]/[.$F$96]" office:value-type="float" office:value="0.552631578947368" calcext:value-type="float">
            <text:p>0,552631578947368</text:p>
          </table:table-cell>
          <table:table-cell table:formula="of:=ROUND([.G62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$C$57]/([.$C$56]*[.E63]*[.$C$58])" office:value-type="float" office:value="0.136135681655558" calcext:value-type="float">
            <text:p>0,136135681655558</text:p>
          </table:table-cell>
          <table:table-cell table:formula="of:=[.F63]/[.$F$96]" office:value-type="float" office:value="0.56" calcext:value-type="float">
            <text:p>0,56</text:p>
          </table:table-cell>
          <table:table-cell table:formula="of:=ROUND([.G63]-[.$G$96]; 2)" office:value-type="float" office:value="-0.44" calcext:value-type="float">
            <text:p>-0,4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$C$57]/([.$C$56]*[.E64]*[.$C$58])" office:value-type="float" office:value="0.137975353029281" calcext:value-type="float">
            <text:p>0,137975353029281</text:p>
          </table:table-cell>
          <table:table-cell table:formula="of:=[.F64]/[.$F$96]" office:value-type="float" office:value="0.567567567567568" calcext:value-type="float">
            <text:p>0,567567567567568</text:p>
          </table:table-cell>
          <table:table-cell table:formula="of:=ROUND([.G64]-[.$G$96]; 2)" office:value-type="float" office:value="-0.43" calcext:value-type="float">
            <text:p>-0,43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$C$57]/([.$C$56]*[.E65]*[.$C$58])" office:value-type="float" office:value="0.13986542635845" calcext:value-type="float">
            <text:p>0,13986542635845</text:p>
          </table:table-cell>
          <table:table-cell table:formula="of:=[.F65]/[.$F$96]" office:value-type="float" office:value="0.575342465753425" calcext:value-type="float">
            <text:p>0,575342465753425</text:p>
          </table:table-cell>
          <table:table-cell table:formula="of:=ROUND([.G65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$C$57]/([.$C$56]*[.E66]*[.$C$58])" office:value-type="float" office:value="0.141808001724539" calcext:value-type="float">
            <text:p>0,141808001724539</text:p>
          </table:table-cell>
          <table:table-cell table:formula="of:=[.F66]/[.$F$96]" office:value-type="float" office:value="0.583333333333333" calcext:value-type="float">
            <text:p>0,583333333333333</text:p>
          </table:table-cell>
          <table:table-cell table:formula="of:=ROUND([.G66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$C$57]/([.$C$56]*[.E67]*[.$C$58])" office:value-type="float" office:value="0.143805297523476" calcext:value-type="float">
            <text:p>0,143805297523476</text:p>
          </table:table-cell>
          <table:table-cell table:formula="of:=[.F67]/[.$F$96]" office:value-type="float" office:value="0.591549295774648" calcext:value-type="float">
            <text:p>0,591549295774648</text:p>
          </table:table-cell>
          <table:table-cell table:formula="of:=ROUND([.G67]-[.$G$96]; 2)" office:value-type="float" office:value="-0.41" calcext:value-type="float">
            <text:p>-0,41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$C$57]/([.$C$56]*[.E68]*[.$C$58])" office:value-type="float" office:value="0.145859658916669" calcext:value-type="float">
            <text:p>0,145859658916669</text:p>
          </table:table-cell>
          <table:table-cell table:formula="of:=[.F68]/[.$F$96]" office:value-type="float" office:value="0.6" calcext:value-type="float">
            <text:p>0,6</text:p>
          </table:table-cell>
          <table:table-cell table:formula="of:=ROUND([.G68]-[.$G$96]; 2)" office:value-type="float" office:value="-0.4" calcext:value-type="float">
            <text:p>-0,4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$C$57]/([.$C$56]*[.E69]*[.$C$58])" office:value-type="float" office:value="0.14797356701691" calcext:value-type="float">
            <text:p>0,14797356701691</text:p>
          </table:table-cell>
          <table:table-cell table:formula="of:=[.F69]/[.$F$96]" office:value-type="float" office:value="0.608695652173913" calcext:value-type="float">
            <text:p>0,608695652173913</text:p>
          </table:table-cell>
          <table:table-cell table:formula="of:=ROUND([.G69]-[.$G$96]; 2)" office:value-type="float" office:value="-0.39" calcext:value-type="float">
            <text:p>-0,3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$C$57]/([.$C$56]*[.E70]*[.$C$58])" office:value-type="float" office:value="0.150149648884806" calcext:value-type="float">
            <text:p>0,150149648884806</text:p>
          </table:table-cell>
          <table:table-cell table:formula="of:=[.F70]/[.$F$96]" office:value-type="float" office:value="0.617647058823529" calcext:value-type="float">
            <text:p>0,617647058823529</text:p>
          </table:table-cell>
          <table:table-cell table:formula="of:=ROUND([.G70]-[.$G$96]; 2)" office:value-type="float" office:value="-0.38" calcext:value-type="float">
            <text:p>-0,38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$C$57]/([.$C$56]*[.E71]*[.$C$58])" office:value-type="float" office:value="0.1523906884204" calcext:value-type="float">
            <text:p>0,1523906884204</text:p>
          </table:table-cell>
          <table:table-cell table:formula="of:=[.F71]/[.$F$96]" office:value-type="float" office:value="0.626865671641791" calcext:value-type="float">
            <text:p>0,626865671641791</text:p>
          </table:table-cell>
          <table:table-cell table:formula="of:=ROUND([.G71]-[.$G$96]; 2)" office:value-type="float" office:value="-0.37" calcext:value-type="float">
            <text:p>-0,37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$C$57]/([.$C$56]*[.E72]*[.$C$58])" office:value-type="float" office:value="0.154699638244952" calcext:value-type="float">
            <text:p>0,154699638244952</text:p>
          </table:table-cell>
          <table:table-cell table:formula="of:=[.F72]/[.$F$96]" office:value-type="float" office:value="0.636363636363636" calcext:value-type="float">
            <text:p>0,636363636363636</text:p>
          </table:table-cell>
          <table:table-cell table:formula="of:=ROUND([.G72]-[.$G$96]; 2)" office:value-type="float" office:value="-0.36" calcext:value-type="float">
            <text:p>-0,36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$C$57]/([.$C$56]*[.E73]*[.$C$58])" office:value-type="float" office:value="0.15707963267949" calcext:value-type="float">
            <text:p>0,15707963267949</text:p>
          </table:table-cell>
          <table:table-cell table:formula="of:=[.F73]/[.$F$96]" office:value-type="float" office:value="0.646153846153846" calcext:value-type="float">
            <text:p>0,646153846153846</text:p>
          </table:table-cell>
          <table:table-cell table:formula="of:=ROUND([.G73]-[.$G$96]; 2)" office:value-type="float" office:value="-0.35" calcext:value-type="float">
            <text:p>-0,3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C$57]/([.$C$56]*[.E74]*[.$C$58])" office:value-type="float" office:value="0.159534001940107" calcext:value-type="float">
            <text:p>0,159534001940107</text:p>
          </table:table-cell>
          <table:table-cell table:formula="of:=[.F74]/[.$F$96]" office:value-type="float" office:value="0.65625" calcext:value-type="float">
            <text:p>0,65625</text:p>
          </table:table-cell>
          <table:table-cell table:formula="of:=ROUND([.G74]-[.$G$96]; 2)" office:value-type="float" office:value="-0.34" calcext:value-type="float">
            <text:p>-0,3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$C$57]/([.$C$56]*[.E75]*[.$C$58])" office:value-type="float" office:value="0.162066287685188" calcext:value-type="float">
            <text:p>0,162066287685188</text:p>
          </table:table-cell>
          <table:table-cell table:formula="of:=[.F75]/[.$F$96]" office:value-type="float" office:value="0.666666666666667" calcext:value-type="float">
            <text:p>0,666666666666667</text:p>
          </table:table-cell>
          <table:table-cell table:formula="of:=ROUND([.G75]-[.$G$96]; 2)" office:value-type="float" office:value="-0.33" calcext:value-type="float">
            <text:p>-0,33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$C$57]/([.$C$56]*[.E76]*[.$C$58])" office:value-type="float" office:value="0.164680260067207" calcext:value-type="float">
            <text:p>0,164680260067207</text:p>
          </table:table-cell>
          <table:table-cell table:formula="of:=[.F76]/[.$F$96]" office:value-type="float" office:value="0.67741935483871" calcext:value-type="float">
            <text:p>0,67741935483871</text:p>
          </table:table-cell>
          <table:table-cell table:formula="of:=ROUND([.G76]-[.$G$96]; 2)" office:value-type="float" office:value="-0.32" calcext:value-type="float">
            <text:p>-0,3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$C$57]/([.$C$56]*[.E77]*[.$C$58])" office:value-type="float" office:value="0.167379936461751" calcext:value-type="float">
            <text:p>0,167379936461751</text:p>
          </table:table-cell>
          <table:table-cell table:formula="of:=[.F77]/[.$F$96]" office:value-type="float" office:value="0.688524590163934" calcext:value-type="float">
            <text:p>0,688524590163934</text:p>
          </table:table-cell>
          <table:table-cell table:formula="of:=ROUND([.G77]-[.$G$96]; 2)" office:value-type="float" office:value="-0.31" calcext:value-type="float">
            <text:p>-0,31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$C$57]/([.$C$56]*[.E78]*[.$C$58])" office:value-type="float" office:value="0.170169602069447" calcext:value-type="float">
            <text:p>0,170169602069447</text:p>
          </table:table-cell>
          <table:table-cell table:formula="of:=[.F78]/[.$F$96]" office:value-type="float" office:value="0.7" calcext:value-type="float">
            <text:p>0,7</text:p>
          </table:table-cell>
          <table:table-cell table:formula="of:=ROUND([.G78]-[.$G$96]; 2)" office:value-type="float" office:value="-0.3" calcext:value-type="float">
            <text:p>-0,3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$C$57]/([.$C$56]*[.E79]*[.$C$58])" office:value-type="float" office:value="0.173053832612997" calcext:value-type="float">
            <text:p>0,173053832612997</text:p>
          </table:table-cell>
          <table:table-cell table:formula="of:=[.F79]/[.$F$96]" office:value-type="float" office:value="0.711864406779661" calcext:value-type="float">
            <text:p>0,711864406779661</text:p>
          </table:table-cell>
          <table:table-cell table:formula="of:=ROUND([.G79]-[.$G$96]; 2)" office:value-type="float" office:value="-0.29" calcext:value-type="float">
            <text:p>-0,29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$C$57]/([.$C$56]*[.E80]*[.$C$58])" office:value-type="float" office:value="0.176037519382187" calcext:value-type="float">
            <text:p>0,176037519382187</text:p>
          </table:table-cell>
          <table:table-cell table:formula="of:=[.F80]/[.$F$96]" office:value-type="float" office:value="0.724137931034483" calcext:value-type="float">
            <text:p>0,724137931034483</text:p>
          </table:table-cell>
          <table:table-cell table:formula="of:=ROUND([.G80]-[.$G$96]; 2)" office:value-type="float" office:value="-0.28" calcext:value-type="float">
            <text:p>-0,2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$C$57]/([.$C$56]*[.E81]*[.$C$58])" office:value-type="float" office:value="0.179125896915207" calcext:value-type="float">
            <text:p>0,179125896915207</text:p>
          </table:table-cell>
          <table:table-cell table:formula="of:=[.F81]/[.$F$96]" office:value-type="float" office:value="0.736842105263158" calcext:value-type="float">
            <text:p>0,736842105263158</text:p>
          </table:table-cell>
          <table:table-cell table:formula="of:=ROUND([.G81]-[.$G$96]; 2)" office:value-type="float" office:value="-0.26" calcext:value-type="float">
            <text:p>-0,2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$C$57]/([.$C$56]*[.E82]*[.$C$58])" office:value-type="float" office:value="0.182324573645836" calcext:value-type="float">
            <text:p>0,182324573645836</text:p>
          </table:table-cell>
          <table:table-cell table:formula="of:=[.F82]/[.$F$96]" office:value-type="float" office:value="0.75" calcext:value-type="float">
            <text:p>0,75</text:p>
          </table:table-cell>
          <table:table-cell table:formula="of:=ROUND([.G82]-[.$G$96]; 2)" office:value-type="float" office:value="-0.25" calcext:value-type="float">
            <text:p>-0,2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$C$57]/([.$C$56]*[.E83]*[.$C$58])" office:value-type="float" office:value="0.185639565893942" calcext:value-type="float">
            <text:p>0,185639565893942</text:p>
          </table:table-cell>
          <table:table-cell table:formula="of:=[.F83]/[.$F$96]" office:value-type="float" office:value="0.763636363636364" calcext:value-type="float">
            <text:p>0,763636363636364</text:p>
          </table:table-cell>
          <table:table-cell table:formula="of:=ROUND([.G83]-[.$G$96]; 2)" office:value-type="float" office:value="-0.24" calcext:value-type="float">
            <text:p>-0,2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$C$57]/([.$C$56]*[.E84]*[.$C$58])" office:value-type="float" office:value="0.189077335632719" calcext:value-type="float">
            <text:p>0,189077335632719</text:p>
          </table:table-cell>
          <table:table-cell table:formula="of:=[.F84]/[.$F$96]" office:value-type="float" office:value="0.777777777777778" calcext:value-type="float">
            <text:p>0,777777777777778</text:p>
          </table:table-cell>
          <table:table-cell table:formula="of:=ROUND([.G84]-[.$G$96]; 2)" office:value-type="float" office:value="-0.22" calcext:value-type="float">
            <text:p>-0,22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$C$57]/([.$C$56]*[.E85]*[.$C$58])" office:value-type="float" office:value="0.19264483253145" calcext:value-type="float">
            <text:p>0,19264483253145</text:p>
          </table:table-cell>
          <table:table-cell table:formula="of:=[.F85]/[.$F$96]" office:value-type="float" office:value="0.792452830188679" calcext:value-type="float">
            <text:p>0,792452830188679</text:p>
          </table:table-cell>
          <table:table-cell table:formula="of:=ROUND([.G85]-[.$G$96]; 2)" office:value-type="float" office:value="-0.21" calcext:value-type="float">
            <text:p>-0,2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$C$57]/([.$C$56]*[.E86]*[.$C$58])" office:value-type="float" office:value="0.196349540849362" calcext:value-type="float">
            <text:p>0,196349540849362</text:p>
          </table:table-cell>
          <table:table-cell table:formula="of:=[.F86]/[.$F$96]" office:value-type="float" office:value="0.807692307692308" calcext:value-type="float">
            <text:p>0,807692307692308</text:p>
          </table:table-cell>
          <table:table-cell table:formula="of:=ROUND([.G86]-[.$G$96]; 2)" office:value-type="float" office:value="-0.19" calcext:value-type="float">
            <text:p>-0,19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$C$57]/([.$C$56]*[.E87]*[.$C$58])" office:value-type="float" office:value="0.200199531846408" calcext:value-type="float">
            <text:p>0,200199531846408</text:p>
          </table:table-cell>
          <table:table-cell table:formula="of:=[.F87]/[.$F$96]" office:value-type="float" office:value="0.823529411764706" calcext:value-type="float">
            <text:p>0,823529411764706</text:p>
          </table:table-cell>
          <table:table-cell table:formula="of:=ROUND([.G87]-[.$G$96]; 2)" office:value-type="float" office:value="-0.18" calcext:value-type="float">
            <text:p>-0,1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C$57]/([.$C$56]*[.E88]*[.$C$58])" office:value-type="float" office:value="0.204203522483336" calcext:value-type="float">
            <text:p>0,204203522483336</text:p>
          </table:table-cell>
          <table:table-cell table:formula="of:=[.F88]/[.$F$96]" office:value-type="float" office:value="0.84" calcext:value-type="float">
            <text:p>0,84</text:p>
          </table:table-cell>
          <table:table-cell table:formula="of:=ROUND([.G88]-[.$G$96]; 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$C$57]/([.$C$56]*[.E89]*[.$C$58])" office:value-type="float" office:value="0.208370941309527" calcext:value-type="float">
            <text:p>0,208370941309527</text:p>
          </table:table-cell>
          <table:table-cell table:formula="of:=[.F89]/[.$F$96]" office:value-type="float" office:value="0.857142857142857" calcext:value-type="float">
            <text:p>0,857142857142857</text:p>
          </table:table-cell>
          <table:table-cell table:formula="of:=ROUND([.G89]-[.$G$96]; 2)" office:value-type="float" office:value="-0.14" calcext:value-type="float">
            <text:p>-0,14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$C$57]/([.$C$56]*[.E90]*[.$C$58])" office:value-type="float" office:value="0.212712002586809" calcext:value-type="float">
            <text:p>0,212712002586809</text:p>
          </table:table-cell>
          <table:table-cell table:formula="of:=[.F90]/[.$F$96]" office:value-type="float" office:value="0.875" calcext:value-type="float">
            <text:p>0,875</text:p>
          </table:table-cell>
          <table:table-cell table:formula="of:=ROUND([.G90]-[.$G$96]; 2)" office:value-type="float" office:value="-0.13" calcext:value-type="float">
            <text:p>-0,13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$C$57]/([.$C$56]*[.E91]*[.$C$58])" office:value-type="float" office:value="0.21723778987589" calcext:value-type="float">
            <text:p>0,21723778987589</text:p>
          </table:table-cell>
          <table:table-cell table:formula="of:=[.F91]/[.$F$96]" office:value-type="float" office:value="0.893617021276596" calcext:value-type="float">
            <text:p>0,893617021276596</text:p>
          </table:table-cell>
          <table:table-cell table:formula="of:=ROUND([.G91]-[.$G$96]; 2)" office:value-type="float" office:value="-0.11" calcext:value-type="float">
            <text:p>-0,11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$C$57]/([.$C$56]*[.E92]*[.$C$58])" office:value-type="float" office:value="0.221960350525366" calcext:value-type="float">
            <text:p>0,221960350525366</text:p>
          </table:table-cell>
          <table:table-cell table:formula="of:=[.F92]/[.$F$96]" office:value-type="float" office:value="0.913043478260869" calcext:value-type="float">
            <text:p>0,913043478260869</text:p>
          </table:table-cell>
          <table:table-cell table:formula="of:=ROUND([.G92]-[.$G$96]; 2)" office:value-type="float" office:value="-0.09" calcext:value-type="float">
            <text:p>-0,09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$C$57]/([.$C$56]*[.E93]*[.$C$58])" office:value-type="float" office:value="0.226892802759263" calcext:value-type="float">
            <text:p>0,226892802759263</text:p>
          </table:table-cell>
          <table:table-cell table:formula="of:=[.F93]/[.$F$96]" office:value-type="float" office:value="0.933333333333333" calcext:value-type="float">
            <text:p>0,933333333333333</text:p>
          </table:table-cell>
          <table:table-cell table:formula="of:=ROUND([.G93]-[.$G$96]; 2)" office:value-type="float" office:value="-0.07" calcext:value-type="float">
            <text:p>-0,07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$C$57]/([.$C$56]*[.E94]*[.$C$58])" office:value-type="float" office:value="0.232049457367428" calcext:value-type="float">
            <text:p>0,232049457367428</text:p>
          </table:table-cell>
          <table:table-cell table:formula="of:=[.F94]/[.$F$96]" office:value-type="float" office:value="0.954545454545455" calcext:value-type="float">
            <text:p>0,954545454545455</text:p>
          </table:table-cell>
          <table:table-cell table:formula="of:=ROUND([.G94]-[.$G$96]; 2)" office:value-type="float" office:value="-0.05" calcext:value-type="float">
            <text:p>-0,0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$C$57]/([.$C$56]*[.E95]*[.$C$58])" office:value-type="float" office:value="0.237445956375973" calcext:value-type="float">
            <text:p>0,237445956375973</text:p>
          </table:table-cell>
          <table:table-cell table:formula="of:=[.F95]/[.$F$96]" office:value-type="float" office:value="0.976744186046512" calcext:value-type="float">
            <text:p>0,976744186046512</text:p>
          </table:table-cell>
          <table:table-cell table:formula="of:=ROUND([.G95]-[.$G$96]; 2)" office:value-type="float" office:value="-0.02" calcext:value-type="float">
            <text:p>-0,02</text:p>
          </table:table-cell>
        </table:table-row>
        <table:table-row table:style-name="ro1">
          <table:table-cell table:number-columns-repeated="4"/>
          <table:table-cell table:style-name="ce7" office:value-type="float" office:value="42" calcext:value-type="float">
            <text:p>42</text:p>
          </table:table-cell>
          <table:table-cell table:style-name="ce7" table:formula="of:=[.$C$57]/([.$C$56]*[.E96]*[.$C$58])" office:value-type="float" office:value="0.243099431527781" calcext:value-type="float">
            <text:p>0,243099431527781</text:p>
          </table:table-cell>
          <table:table-cell table:style-name="ce5" table:formula="of:=[.F96]/[.$F$96]" office:value-type="float" office:value="1" calcext:value-type="float">
            <text:p>1</text:p>
          </table:table-cell>
          <table:table-cell table:style-name="ce5" table:formula="of:=ROUND([.G96]-[.$G$96]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$C$57]/([.$C$56]*[.E97]*[.$C$58])" office:value-type="float" office:value="0.249028685955288" calcext:value-type="float">
            <text:p>0,249028685955288</text:p>
          </table:table-cell>
          <table:table-cell table:formula="of:=[.F97]/[.$F$96]" office:value-type="float" office:value="1.02439024390244" calcext:value-type="float">
            <text:p>1,02439024390244</text:p>
          </table:table-cell>
          <table:table-cell table:formula="of:=ROUND([.G97]-[.$G$96]; 2)" office:value-type="float" office:value="0.02" calcext:value-type="float">
            <text:p>0,02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$C$57]/([.$C$56]*[.E98]*[.$C$58])" office:value-type="float" office:value="0.255254403104171" calcext:value-type="float">
            <text:p>0,255254403104171</text:p>
          </table:table-cell>
          <table:table-cell table:formula="of:=[.F98]/[.$F$96]" office:value-type="float" office:value="1.05" calcext:value-type="float">
            <text:p>1,05</text:p>
          </table:table-cell>
          <table:table-cell table:formula="of:=ROUND([.G98]-[.$G$96]; 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$C$57]/([.$C$56]*[.E99]*[.$C$58])" office:value-type="float" office:value="0.261799387799149" calcext:value-type="float">
            <text:p>0,261799387799149</text:p>
          </table:table-cell>
          <table:table-cell table:formula="of:=[.F99]/[.$F$96]" office:value-type="float" office:value="1.07692307692308" calcext:value-type="float">
            <text:p>1,07692307692308</text:p>
          </table:table-cell>
          <table:table-cell table:formula="of:=ROUND([.G99]-[.$G$96]; 2)" office:value-type="float" office:value="0.08" calcext:value-type="float">
            <text:p>0,0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$C$57]/([.$C$56]*[.E100]*[.$C$58])" office:value-type="float" office:value="0.268688845372811" calcext:value-type="float">
            <text:p>0,268688845372811</text:p>
          </table:table-cell>
          <table:table-cell table:formula="of:=[.F100]/[.$F$96]" office:value-type="float" office:value="1.10526315789474" calcext:value-type="float">
            <text:p>1,10526315789474</text:p>
          </table:table-cell>
          <table:table-cell table:formula="of:=ROUND([.G100]-[.$G$96]; 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$C$57]/([.$C$56]*[.E101]*[.$C$58])" office:value-type="float" office:value="0.275950706058563" calcext:value-type="float">
            <text:p>0,275950706058563</text:p>
          </table:table-cell>
          <table:table-cell table:formula="of:=[.F101]/[.$F$96]" office:value-type="float" office:value="1.13513513513514" calcext:value-type="float">
            <text:p>1,13513513513514</text:p>
          </table:table-cell>
          <table:table-cell table:formula="of:=ROUND([.G101]-[.$G$96]; 2)" office:value-type="float" office:value="0.14" calcext:value-type="float">
            <text:p>0,14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$C$57]/([.$C$56]*[.E102]*[.$C$58])" office:value-type="float" office:value="0.283616003449078" calcext:value-type="float">
            <text:p>0,283616003449078</text:p>
          </table:table-cell>
          <table:table-cell table:formula="of:=[.F102]/[.$F$96]" office:value-type="float" office:value="1.16666666666667" calcext:value-type="float">
            <text:p>1,16666666666667</text:p>
          </table:table-cell>
          <table:table-cell table:formula="of:=ROUND([.G102]-[.$G$96]; 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$C$57]/([.$C$56]*[.E103]*[.$C$58])" office:value-type="float" office:value="0.291719317833338" calcext:value-type="float">
            <text:p>0,291719317833338</text:p>
          </table:table-cell>
          <table:table-cell table:formula="of:=[.F103]/[.$F$96]" office:value-type="float" office:value="1.2" calcext:value-type="float">
            <text:p>1,2</text:p>
          </table:table-cell>
          <table:table-cell table:formula="of:=ROUND([.G103]-[.$G$96]; 2)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$C$57]/([.$C$56]*[.E104]*[.$C$58])" office:value-type="float" office:value="0.300299297769612" calcext:value-type="float">
            <text:p>0,300299297769612</text:p>
          </table:table-cell>
          <table:table-cell table:formula="of:=[.F104]/[.$F$96]" office:value-type="float" office:value="1.23529411764706" calcext:value-type="float">
            <text:p>1,23529411764706</text:p>
          </table:table-cell>
          <table:table-cell table:formula="of:=ROUND([.G104]-[.$G$96]; 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$C$57]/([.$C$56]*[.E105]*[.$C$58])" office:value-type="float" office:value="0.309399276489904" calcext:value-type="float">
            <text:p>0,309399276489904</text:p>
          </table:table-cell>
          <table:table-cell table:formula="of:=[.F105]/[.$F$96]" office:value-type="float" office:value="1.27272727272727" calcext:value-type="float">
            <text:p>1,27272727272727</text:p>
          </table:table-cell>
          <table:table-cell table:formula="of:=ROUND([.G105]-[.$G$96]; 2)" office:value-type="float" office:value="0.27" calcext:value-type="float">
            <text:p>0,27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$C$57]/([.$C$56]*[.E106]*[.$C$58])" office:value-type="float" office:value="0.319068003880213" calcext:value-type="float">
            <text:p>0,319068003880213</text:p>
          </table:table-cell>
          <table:table-cell table:formula="of:=[.F106]/[.$F$96]" office:value-type="float" office:value="1.3125" calcext:value-type="float">
            <text:p>1,3125</text:p>
          </table:table-cell>
          <table:table-cell table:formula="of:=ROUND([.G106]-[.$G$96]; 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$C$57]/([.$C$56]*[.E107]*[.$C$58])" office:value-type="float" office:value="0.329360520134414" calcext:value-type="float">
            <text:p>0,329360520134414</text:p>
          </table:table-cell>
          <table:table-cell table:formula="of:=[.F107]/[.$F$96]" office:value-type="float" office:value="1.35483870967742" calcext:value-type="float">
            <text:p>1,35483870967742</text:p>
          </table:table-cell>
          <table:table-cell table:formula="of:=ROUND([.G107]-[.$G$96]; 2)" office:value-type="float" office:value="0.35" calcext:value-type="float">
            <text:p>0,3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$C$57]/([.$C$56]*[.E108]*[.$C$58])" office:value-type="float" office:value="0.340339204138894" calcext:value-type="float">
            <text:p>0,340339204138894</text:p>
          </table:table-cell>
          <table:table-cell table:formula="of:=[.F108]/[.$F$96]" office:value-type="float" office:value="1.4" calcext:value-type="float">
            <text:p>1,4</text:p>
          </table:table-cell>
          <table:table-cell table:formula="of:=ROUND([.G108]-[.$G$96]; 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$C$57]/([.$C$56]*[.E109]*[.$C$58])" office:value-type="float" office:value="0.352075038764373" calcext:value-type="float">
            <text:p>0,352075038764373</text:p>
          </table:table-cell>
          <table:table-cell table:formula="of:=[.F109]/[.$F$96]" office:value-type="float" office:value="1.44827586206897" calcext:value-type="float">
            <text:p>1,44827586206897</text:p>
          </table:table-cell>
          <table:table-cell table:formula="of:=ROUND([.G109]-[.$G$96]; 2)" office:value-type="float" office:value="0.45" calcext:value-type="float">
            <text:p>0,4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$C$57]/([.$C$56]*[.E110]*[.$C$58])" office:value-type="float" office:value="0.364649147291672" calcext:value-type="float">
            <text:p>0,364649147291672</text:p>
          </table:table-cell>
          <table:table-cell table:formula="of:=[.F110]/[.$F$96]" office:value-type="float" office:value="1.5" calcext:value-type="float">
            <text:p>1,5</text:p>
          </table:table-cell>
          <table:table-cell table:formula="of:=ROUND([.G110]-[.$G$96]; 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$C$57]/([.$C$56]*[.E111]*[.$C$58])" office:value-type="float" office:value="0.378154671265438" calcext:value-type="float">
            <text:p>0,378154671265438</text:p>
          </table:table-cell>
          <table:table-cell table:formula="of:=[.F111]/[.$F$96]" office:value-type="float" office:value="1.55555555555556" calcext:value-type="float">
            <text:p>1,55555555555556</text:p>
          </table:table-cell>
          <table:table-cell table:formula="of:=ROUND([.G111]-[.$G$96]; 2)" office:value-type="float" office:value="0.56" calcext:value-type="float">
            <text:p>0,5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$C$57]/([.$C$56]*[.E112]*[.$C$58])" office:value-type="float" office:value="0.392699081698724" calcext:value-type="float">
            <text:p>0,392699081698724</text:p>
          </table:table-cell>
          <table:table-cell table:formula="of:=[.F112]/[.$F$96]" office:value-type="float" office:value="1.61538461538462" calcext:value-type="float">
            <text:p>1,61538461538462</text:p>
          </table:table-cell>
          <table:table-cell table:formula="of:=ROUND([.G112]-[.$G$96]; 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$C$57]/([.$C$56]*[.E113]*[.$C$58])" office:value-type="float" office:value="0.408407044966673" calcext:value-type="float">
            <text:p>0,408407044966673</text:p>
          </table:table-cell>
          <table:table-cell table:formula="of:=[.F113]/[.$F$96]" office:value-type="float" office:value="1.68" calcext:value-type="float">
            <text:p>1,68</text:p>
          </table:table-cell>
          <table:table-cell table:formula="of:=ROUND([.G113]-[.$G$96]; 2)" office:value-type="float" office:value="0.68" calcext:value-type="float">
            <text:p>0,6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$C$57]/([.$C$56]*[.E114]*[.$C$58])" office:value-type="float" office:value="0.425424005173618" calcext:value-type="float">
            <text:p>0,425424005173618</text:p>
          </table:table-cell>
          <table:table-cell table:formula="of:=[.F114]/[.$F$96]" office:value-type="float" office:value="1.75" calcext:value-type="float">
            <text:p>1,75</text:p>
          </table:table-cell>
          <table:table-cell table:formula="of:=ROUND([.G114]-[.$G$96]; 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$C$57]/([.$C$56]*[.E115]*[.$C$58])" office:value-type="float" office:value="0.443920701050731" calcext:value-type="float">
            <text:p>0,443920701050731</text:p>
          </table:table-cell>
          <table:table-cell table:formula="of:=[.F115]/[.$F$96]" office:value-type="float" office:value="1.82608695652174" calcext:value-type="float">
            <text:p>1,82608695652174</text:p>
          </table:table-cell>
          <table:table-cell table:formula="of:=ROUND([.G115]-[.$G$96]; 2)"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$C$57]/([.$C$56]*[.E116]*[.$C$58])" office:value-type="float" office:value="0.464098914734856" calcext:value-type="float">
            <text:p>0,464098914734856</text:p>
          </table:table-cell>
          <table:table-cell table:formula="of:=[.F116]/[.$F$96]" office:value-type="float" office:value="1.90909090909091" calcext:value-type="float">
            <text:p>1,90909090909091</text:p>
          </table:table-cell>
          <table:table-cell table:formula="of:=ROUND([.G116]-[.$G$96]; 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$C$57]/([.$C$56]*[.E117]*[.$C$58])" office:value-type="float" office:value="0.486198863055563" calcext:value-type="float">
            <text:p>0,486198863055563</text:p>
          </table:table-cell>
          <table:table-cell table:formula="of:=[.F117]/[.$F$96]" office:value-type="float" office:value="2" calcext:value-type="float">
            <text:p>2</text:p>
          </table:table-cell>
          <table:table-cell table:formula="of:=ROUND([.G117]-[.$G$96]; 2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$C$57]/([.$C$56]*[.E118]*[.$C$58])" office:value-type="float" office:value="0.510508806208341" calcext:value-type="float">
            <text:p>0,510508806208341</text:p>
          </table:table-cell>
          <table:table-cell table:formula="of:=[.F118]/[.$F$96]" office:value-type="float" office:value="2.1" calcext:value-type="float">
            <text:p>2,1</text:p>
          </table:table-cell>
          <table:table-cell table:formula="of:=ROUND([.G118]-[.$G$96]; 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$C$57]/([.$C$56]*[.E119]*[.$C$58])" office:value-type="float" office:value="0.537377690745622" calcext:value-type="float">
            <text:p>0,537377690745622</text:p>
          </table:table-cell>
          <table:table-cell table:formula="of:=[.F119]/[.$F$96]" office:value-type="float" office:value="2.21052631578947" calcext:value-type="float">
            <text:p>2,21052631578947</text:p>
          </table:table-cell>
          <table:table-cell table:formula="of:=ROUND([.G119]-[.$G$96]; 2)" office:value-type="float" office:value="1.21" calcext:value-type="float">
            <text:p>1,2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$C$57]/([.$C$56]*[.E120]*[.$C$58])" office:value-type="float" office:value="0.567232006898157" calcext:value-type="float">
            <text:p>0,567232006898157</text:p>
          </table:table-cell>
          <table:table-cell table:formula="of:=[.F120]/[.$F$96]" office:value-type="float" office:value="2.33333333333333" calcext:value-type="float">
            <text:p>2,33333333333333</text:p>
          </table:table-cell>
          <table:table-cell table:formula="of:=ROUND([.G120]-[.$G$96]; 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$C$57]/([.$C$56]*[.E121]*[.$C$58])" office:value-type="float" office:value="0.600598595539225" calcext:value-type="float">
            <text:p>0,600598595539225</text:p>
          </table:table-cell>
          <table:table-cell table:formula="of:=[.F121]/[.$F$96]" office:value-type="float" office:value="2.47058823529412" calcext:value-type="float">
            <text:p>2,47058823529412</text:p>
          </table:table-cell>
          <table:table-cell table:formula="of:=ROUND([.G121]-[.$G$96]; 2)" office:value-type="float" office:value="1.47" calcext:value-type="float">
            <text:p>1,47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$C$57]/([.$C$56]*[.E122]*[.$C$58])" office:value-type="float" office:value="0.638136007760426" calcext:value-type="float">
            <text:p>0,638136007760426</text:p>
          </table:table-cell>
          <table:table-cell table:formula="of:=[.F122]/[.$F$96]" office:value-type="float" office:value="2.625" calcext:value-type="float">
            <text:p>2,625</text:p>
          </table:table-cell>
          <table:table-cell table:formula="of:=ROUND([.G122]-[.$G$96]; 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$C$57]/([.$C$56]*[.E123]*[.$C$58])" office:value-type="float" office:value="0.680678408277788" calcext:value-type="float">
            <text:p>0,680678408277788</text:p>
          </table:table-cell>
          <table:table-cell table:formula="of:=[.F123]/[.$F$96]" office:value-type="float" office:value="2.8" calcext:value-type="float">
            <text:p>2,8</text:p>
          </table:table-cell>
          <table:table-cell table:formula="of:=ROUND([.G123]-[.$G$96]; 2)"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$C$57]/([.$C$56]*[.E124]*[.$C$58])" office:value-type="float" office:value="0.729298294583345" calcext:value-type="float">
            <text:p>0,729298294583345</text:p>
          </table:table-cell>
          <table:table-cell table:formula="of:=[.F124]/[.$F$96]" office:value-type="float" office:value="3" calcext:value-type="float">
            <text:p>3</text:p>
          </table:table-cell>
          <table:table-cell table:formula="of:=ROUND([.G124]-[.$G$96]; 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$C$57]/([.$C$56]*[.E125]*[.$C$58])" office:value-type="float" office:value="0.785398163397448" calcext:value-type="float">
            <text:p>0,785398163397448</text:p>
          </table:table-cell>
          <table:table-cell table:formula="of:=[.F125]/[.$F$96]" office:value-type="float" office:value="3.23076923076923" calcext:value-type="float">
            <text:p>3,23076923076923</text:p>
          </table:table-cell>
          <table:table-cell table:formula="of:=ROUND([.G125]-[.$G$96]; 2)" office:value-type="float" office:value="2.23" calcext:value-type="float">
            <text:p>2,2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C$57]/([.$C$56]*[.E126]*[.$C$58])" office:value-type="float" office:value="0.850848010347235" calcext:value-type="float">
            <text:p>0,850848010347235</text:p>
          </table:table-cell>
          <table:table-cell table:formula="of:=[.F126]/[.$F$96]" office:value-type="float" office:value="3.5" calcext:value-type="float">
            <text:p>3,5</text:p>
          </table:table-cell>
          <table:table-cell table:formula="of:=ROUND([.G126]-[.$G$96]; 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$C$57]/([.$C$56]*[.E127]*[.$C$58])" office:value-type="float" office:value="0.928197829469711" calcext:value-type="float">
            <text:p>0,928197829469711</text:p>
          </table:table-cell>
          <table:table-cell table:formula="of:=[.F127]/[.$F$96]" office:value-type="float" office:value="3.81818181818182" calcext:value-type="float">
            <text:p>3,81818181818182</text:p>
          </table:table-cell>
          <table:table-cell table:formula="of:=ROUND([.G127]-[.$G$96]; 2)" office:value-type="float" office:value="2.82" calcext:value-type="float">
            <text:p>2,8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C$57]/([.$C$56]*[.E128]*[.$C$58])" office:value-type="float" office:value="1.02101761241668" calcext:value-type="float">
            <text:p>1,02101761241668</text:p>
          </table:table-cell>
          <table:table-cell table:formula="of:=[.F128]/[.$F$96]" office:value-type="float" office:value="4.2" calcext:value-type="float">
            <text:p>4,2</text:p>
          </table:table-cell>
          <table:table-cell table:formula="of:=ROUND([.G128]-[.$G$96]; 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C$57]/([.$C$56]*[.E129]*[.$C$58])" office:value-type="float" office:value="1.13446401379631" calcext:value-type="float">
            <text:p>1,13446401379631</text:p>
          </table:table-cell>
          <table:table-cell table:formula="of:=[.F129]/[.$F$96]" office:value-type="float" office:value="4.66666666666667" calcext:value-type="float">
            <text:p>4,66666666666667</text:p>
          </table:table-cell>
          <table:table-cell table:formula="of:=ROUND([.G129]-[.$G$96]; 2)" office:value-type="float" office:value="3.67" calcext:value-type="float">
            <text:p>3,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C$57]/([.$C$56]*[.E130]*[.$C$58])" office:value-type="float" office:value="1.27627201552085" calcext:value-type="float">
            <text:p>1,27627201552085</text:p>
          </table:table-cell>
          <table:table-cell table:formula="of:=[.F130]/[.$F$96]" office:value-type="float" office:value="5.25" calcext:value-type="float">
            <text:p>5,25</text:p>
          </table:table-cell>
          <table:table-cell table:formula="of:=ROUND([.G130]-[.$G$96]; 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C$57]/([.$C$56]*[.E131]*[.$C$58])" office:value-type="float" office:value="1.45859658916669" calcext:value-type="float">
            <text:p>1,45859658916669</text:p>
          </table:table-cell>
          <table:table-cell table:formula="of:=[.F131]/[.$F$96]" office:value-type="float" office:value="6" calcext:value-type="float">
            <text:p>6</text:p>
          </table:table-cell>
          <table:table-cell table:formula="of:=ROUND([.G131]-[.$G$96]; 2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C$57]/([.$C$56]*[.E132]*[.$C$58])" office:value-type="float" office:value="1.70169602069447" calcext:value-type="float">
            <text:p>1,70169602069447</text:p>
          </table:table-cell>
          <table:table-cell table:formula="of:=[.F132]/[.$F$96]" office:value-type="float" office:value="7" calcext:value-type="float">
            <text:p>7</text:p>
          </table:table-cell>
          <table:table-cell table:formula="of:=ROUND([.G132]-[.$G$96]; 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C$57]/([.$C$56]*[.E133]*[.$C$58])" office:value-type="float" office:value="2.04203522483336" calcext:value-type="float">
            <text:p>2,04203522483336</text:p>
          </table:table-cell>
          <table:table-cell table:formula="of:=[.F133]/[.$F$96]" office:value-type="float" office:value="8.4" calcext:value-type="float">
            <text:p>8,4</text:p>
          </table:table-cell>
          <table:table-cell table:formula="of:=ROUND([.G133]-[.$G$96]; 2)" office:value-type="float" office:value="7.4" calcext:value-type="float">
            <text:p>7,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C$57]/([.$C$56]*[.E134]*[.$C$58])" office:value-type="float" office:value="2.55254403104171" calcext:value-type="float">
            <text:p>2,55254403104171</text:p>
          </table:table-cell>
          <table:table-cell table:formula="of:=[.F134]/[.$F$96]" office:value-type="float" office:value="10.5" calcext:value-type="float">
            <text:p>10,5</text:p>
          </table:table-cell>
          <table:table-cell table:formula="of:=ROUND([.G134]-[.$G$96]; 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C$57]/([.$C$56]*[.E135]*[.$C$58])" office:value-type="float" office:value="3.40339204138894" calcext:value-type="float">
            <text:p>3,40339204138894</text:p>
          </table:table-cell>
          <table:table-cell table:formula="of:=[.F135]/[.$F$96]" office:value-type="float" office:value="14" calcext:value-type="float">
            <text:p>14</text:p>
          </table:table-cell>
          <table:table-cell table:formula="of:=ROUND([.G135]-[.$G$96]; 2)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C$57]/([.$C$56]*[.E136]*[.$C$58])" office:value-type="float" office:value="5.10508806208341" calcext:value-type="float">
            <text:p>5,10508806208341</text:p>
          </table:table-cell>
          <table:table-cell table:formula="of:=[.F136]/[.$F$96]" office:value-type="float" office:value="21" calcext:value-type="float">
            <text:p>21</text:p>
          </table:table-cell>
          <table:table-cell table:formula="of:=ROUND([.G136]-[.$G$96]; 2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C$57]/([.$C$56]*[.E137]*[.$C$58])" office:value-type="float" office:value="10.2101761241668" calcext:value-type="float">
            <text:p>10,2101761241668</text:p>
          </table:table-cell>
          <table:table-cell table:formula="of:=[.F137]/[.$F$96]" office:value-type="float" office:value="42" calcext:value-type="float">
            <text:p>42</text:p>
          </table:table-cell>
          <table:table-cell table:formula="of:=ROUND([.G137]-[.$G$96]; 2)" office:value-type="float" office:value="41" calcext:value-type="float">
            <text:p>41</text:p>
          </table:table-cell>
        </table:table-row>
      </table:table>
      <table:table table:name="calibracion mag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MAX en X</text:p>
          </table:table-cell>
          <table:table-cell office:value-type="float" office:value="-287" calcext:value-type="float">
            <text:p>-287</text:p>
          </table:table-cell>
          <table:table-cell/>
          <table:table-cell office:value-type="string" calcext:value-type="string">
            <text:p>MAX en Y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MIN en X</text:p>
          </table:table-cell>
          <table:table-cell office:value-type="float" office:value="-489" calcext:value-type="float">
            <text:p>-489</text:p>
          </table:table-cell>
          <table:table-cell/>
          <table:table-cell office:value-type="string" calcext:value-type="string">
            <text:p>MIN en Y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valor medio X</text:p>
          </table:table-cell>
          <table:table-cell table:formula="of:=([.C6]+[.C5])/2" office:value-type="float" office:value="-388" calcext:value-type="float">
            <text:p>-388</text:p>
          </table:table-cell>
          <table:table-cell/>
          <table:table-cell office:value-type="string" calcext:value-type="string">
            <text:p>valor medio Y</text:p>
          </table:table-cell>
          <table:table-cell table:formula="of:=([.F5]+[.F6])/2" office:value-type="float" office:value="238.5" calcext:value-type="float">
            <text:p>238,5</text:p>
          </table:table-cell>
        </table:table-row>
        <table:table-row table:style-name="ro1">
          <table:table-cell/>
          <table:table-cell office:value-type="string" calcext:value-type="string">
            <text:p>variable “media_magX”</text:p>
          </table:table-cell>
          <table:table-cell office:value-type="float" office:value="-388" calcext:value-type="float">
            <text:p>-388</text:p>
          </table:table-cell>
          <table:table-cell/>
          <table:table-cell office:value-type="string" calcext:value-type="string">
            <text:p>variable “media_magY”</text:p>
          </table:table-cell>
          <table:table-cell office:value-type="float" office:value="234" calcext:value-type="float">
            <text:p>234</text:p>
          </table:table-cell>
        </table:table-row>
      </table:table>
      <table:table table:name="medidas" table:style-name="ta1">
        <table:table-column table:style-name="co1" table:default-cell-style-name="Default"/>
        <table:table-column table:style-name="co20" table:default-cell-style-name="ce14"/>
        <table:table-column table:style-name="co1" table:default-cell-style-name="ce4"/>
        <table:table-column table:style-name="co21" table:default-cell-style-name="ce4"/>
        <table:table-column table:style-name="co1" table:default-cell-style-name="ce4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motor con reducción amarilla (según descripción de compra)</text:p>
          </table:table-cell>
          <table:covered-table-cell table:number-columns-repeated="3" table:style-name="ce2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nominal</text:p>
          </table:table-cell>
          <table:table-cell table:style-name="ce25"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ensión de operación</text:p>
          </table:table-cell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6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riente de consumo</text:p>
          </table:table-cell>
          <table:table-cell office:value-type="string" calcext:value-type="string">
            <text:p>100 mA</text:p>
          </table:table-cell>
          <table:table-cell/>
          <table:table-cell office:value-type="string" calcext:value-type="string">
            <text:p>120 m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ucción de engranajes</text:p>
          </table:table-cell>
          <table:table-cell/>
          <table:table-cell table:style-name="ce27" office:value-type="string" calcext:value-type="string">
            <text:p>48: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M (con rueda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locidad maxima (m/min)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maño motor</text:p>
          </table:table-cell>
          <table:table-cell/>
          <table:table-cell office:value-type="string" calcext:value-type="string">
            <text:p>Aprox. 70 * 22 * 18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uido</text:p>
          </table:table-cell>
          <table:table-cell/>
          <table:table-cell office:value-type="string" calcext:value-type="string">
            <text:p>&lt; 65dB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26" table:number-columns-repeated="3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Rueda de goma con llanta plastica (según descripción de compra)</text:p>
          </table:table-cell>
          <table:covered-table-cell table:number-columns-repeated="3" table:style-name="ce2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nominal</text:p>
          </table:table-cell>
          <table:table-cell table:style-name="ce25"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ámetro externo</text:p>
          </table:table-cell>
          <table:table-cell/>
          <table:table-cell office:value-type="string" calcext:value-type="string">
            <text:p>65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ámetro interior</text:p>
          </table:table-cell>
          <table:table-cell/>
          <table:table-cell office:value-type="string" calcext:value-type="string">
            <text:p>51,8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cho (pisada)</text:p>
          </table:table-cell>
          <table:table-cell/>
          <table:table-cell table:style-name="ce27" office:value-type="string" calcext:value-type="string">
            <text:p>26,6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ámetro del eje del marco interior recto</text:p>
          </table:table-cell>
          <table:table-cell/>
          <table:table-cell office:value-type="string" calcext:value-type="string">
            <text:p>13,8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cho del orificio del eje</text:p>
          </table:table-cell>
          <table:table-cell/>
          <table:table-cell office:value-type="string" calcext:value-type="string">
            <text:p>3,66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ngitud del orificio del eje</text:p>
          </table:table-cell>
          <table:table-cell/>
          <table:table-cell office:value-type="string" calcext:value-type="string">
            <text:p>5,3 mm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L</text:p>
          </table:table-cell>
          <table:table-cell office:value-type="string" calcext:value-type="string">
            <text:p>tita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Dimensiones del chasis armado</text:p>
          </table:table-cell>
          <table:covered-table-cell table:number-columns-repeated="3" table:style-name="ce2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nominal</text:p>
          </table:table-cell>
          <table:table-cell table:style-name="ce25"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stancia entre pisadas de ruedas [mm]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-&gt; </text:p>
          </table:table-cell>
          <table:table-cell office:value-type="string" calcext:value-type="string">
            <text:p>distancia por ranura [m/N]</text:p>
          </table:table-cell>
          <table:table-cell office:value-type="float" office:value="0.0102101761241668" calcext:value-type="float">
            <text:p>0,0102101761241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ámetro de las placas acrílica redonda [mm]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distancia por ranura [cm/N]</text:p>
          </table:table-cell>
          <table:table-cell table:formula="of:=[.I29]*100" office:value-type="float" office:value="1.02101761241668" calcext:value-type="float">
            <text:p>1,021017612416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7"/>
          <table:table-cell table:number-columns-repeated="3"/>
          <table:table-cell office:value-type="string" calcext:value-type="string">
            <text:p>distancia por ranura [mm/N]</text:p>
          </table:table-cell>
          <table:table-cell table:formula="of:=[.I29]*1000" office:value-type="float" office:value="10.2101761241668" calcext:value-type="float">
            <text:p>10,210176124166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ngulo de giro por ranura [rad/N]</text:p>
          </table:table-cell>
          <table:table-cell table:formula="of:=[.I31]*2/[.D29]" office:value-type="float" office:value="0.163362817986669" calcext:value-type="float">
            <text:p>0,16336281798666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anura por grados [N/rad]</text:p>
          </table:table-cell>
          <table:table-cell table:formula="of:=1/[.I33]" office:value-type="float" office:value="6.1213439650729" calcext:value-type="float">
            <text:p>6,1213439650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angulo de giro por ranura [grad/N]</text:p>
          </table:table-cell>
          <table:table-cell table:formula="of:=[.I33]*180/PI()" office:value-type="float" office:value="9.36" calcext:value-type="float">
            <text:p>9,3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ranura por grados [N/grad]</text:p>
          </table:table-cell>
          <table:table-cell table:formula="of:=1/[.I36]" office:value-type="float" office:value="0.106837606837607" calcext:value-type="float">
            <text:p>0,10683760683760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encoders.A44:encoders.D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8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1:22:27.9185649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23:26.529000000</meta:creation-date>
    <dc:date>2023-01-12T01:17:16.159595027</dc:date>
    <meta:editing-duration>PT5H15M45S</meta:editing-duration>
    <meta:editing-cycles>17</meta:editing-cycles>
    <meta:generator>LibreOffice/6.4.7.2$Linux_X86_64 LibreOffice_project/40$Build-2</meta:generator>
    <meta:document-statistic meta:table-count="5" meta:cell-count="864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72cm" svg:y="3.976cm" style:legend-expansion="high" chart:style-name="ch2"/>
        <chart:plot-area chart:style-name="ch3" table:cell-range-address="'graf encoders'.E1:'graf encoders'.G22" chart:data-source-has-labels="both" svg:x="0.32cm" svg:y="0.18cm" svg:width="9.832cm" svg:height="8.64cm">
          <chartooo:coordinate-region svg:x="1.053cm" svg:y="0.367cm" svg:width="8.9cm" svg:height="7.83cm"/>
          <chart:axis chart:dimension="x" chart:name="primary-x" chart:style-name="ch4" chartooo:axis-type="auto">
            <chartooo:date-scale/>
            <chart:categories table:cell-range-address="'graf encoders'.E2:'graf encoders'.E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F2:'graf encoders'.F22" chart:label-cell-address="'graf encoders'.F1:'graf encoders'.F1" chart:class="chart:line">
            <chart:data-point chart:repeated="21"/>
          </chart:series>
          <chart:series chart:style-name="ch7" chart:values-cell-range-address="'graf encoders'.G2:'graf encoders'.G22" chart:label-cell-address="'graf encoders'.G1:'graf encoders'.G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[m/s]</text:p>
                <draw:g>
                  <svg:desc>'graf encoders'.F1:'graf encoders'.F1</svg:desc>
                </draw:g>
              </table:table-cell>
              <table:table-cell office:value-type="string">
                <text:p>vel. Normalizada a 0,24 m/s [1]</text:p>
                <draw:g>
                  <svg:desc>'graf encoders'.G1:'graf encoders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raf encoders'.E2:'graf encoders'.E22</svg:desc>
                </draw:g>
              </table:table-cell>
              <table:table-cell office:value-type="float" office:value="0">
                <text:p>0</text:p>
                <draw:g>
                  <svg:desc>'graf encoders'.F2:'graf encoders'.F22</svg:desc>
                </draw:g>
              </table:table-cell>
              <table:table-cell office:value-type="float" office:value="0">
                <text:p>0</text:p>
                <draw:g>
                  <svg:desc>'graf encoders'.G2:'graf encoders'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86198863055563">
                <text:p>0.04861988630555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72397726111126">
                <text:p>0.09723977261111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5859658916669">
                <text:p>0.1458596589166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479545222225">
                <text:p>0.1944795452222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3099431527781">
                <text:p>0.243099431527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719317833338">
                <text:p>0.2917193178333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0339204138894">
                <text:p>0.34033920413889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895909044445">
                <text:p>0.3889590904444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7578976750007">
                <text:p>0.4375789767500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6198863055563">
                <text:p>0.486198863055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34818749361119">
                <text:p>0.5348187493611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3438635666676">
                <text:p>0.5834386356666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2058521972232">
                <text:p>0.63205852197223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0678408277788">
                <text:p>0.6806784082777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98294583345">
                <text:p>0.729298294583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7918180888901">
                <text:p>0.77791818088890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26538067194457">
                <text:p>0.82653806719445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5157953500013">
                <text:p>0.8751579535000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377783980557">
                <text:p>0.923777839805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2397726111126">
                <text:p>0.97239772611112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0.647cm" svg:y="4.213cm" style:legend-expansion="high" chart:style-name="ch2"/>
        <chart:plot-area chart:style-name="ch3" table:cell-range-address="'graf encoders'.E26:'graf encoders'.E50 'graf encoders'.H25:'graf encoders'.H50" chart:data-source-has-labels="both" svg:x="0.32cm" svg:y="0.18cm" svg:width="10.007cm" svg:height="8.64cm">
          <chartooo:coordinate-region svg:x="0.878cm" svg:y="0.367cm" svg:width="9.065cm" svg:height="8.266cm"/>
          <chart:axis chart:dimension="x" chart:name="primary-x" chart:style-name="ch4" chartooo:axis-type="auto">
            <chart:categories table:cell-range-address="'graf encoders'.E26:'graf encoders'.E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26:'graf encoders'.H50" chart:label-cell-address="'graf encoders'.H25:'graf encoders'.H25" chart:class="chart:scatter">
            <chart:domain table:cell-range-address="'graf encoders'.E26:'graf encoders'.E50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25:'graf encoders'.H25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-0.16">
                <text:p>-0.16</text:p>
                <draw:g>
                  <svg:desc>'graf encoders'.H26:'graf encoders'.H50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0.647cm" svg:y="4.213cm" style:legend-expansion="high" chart:style-name="ch2"/>
        <chart:plot-area chart:style-name="ch3" table:cell-range-address="'graf encoders'.E54:'graf encoders'.E117 'graf encoders'.H53:'graf encoders'.H117" chart:data-source-has-labels="both" svg:x="0.32cm" svg:y="0.18cm" svg:width="10.007cm" svg:height="8.64cm">
          <chartooo:coordinate-region svg:x="1.162cm" svg:y="0.367cm" svg:width="8.966cm" svg:height="8.266cm"/>
          <chart:axis chart:dimension="x" chart:name="primary-x" chart:style-name="ch4" chartooo:axis-type="auto">
            <chart:categories table:cell-range-address="'graf encoders'.E54:'graf encoders'.E1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54:'graf encoders'.H117" chart:label-cell-address="'graf encoders'.H53:'graf encoders'.H53" chart:class="chart:scatter">
            <chart:domain table:cell-range-address="'graf encoders'.E54:'graf encoders'.E117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53:'graf encoders'.H53</svg:desc>
                </draw:g>
              </table:table-cell>
            </table:table-row>
          </table:table-header-rows>
          <table:table-rows>
            <table:table-row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-0.5">
                <text:p>-0.5</text:p>
                <draw:g>
                  <svg:desc>'graf encoders'.H54:'graf encoders'.H117</svg:desc>
                </draw:g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1cm" svg:y="0.315cm" chart:style-name="ch2">
          <text:p>Relación: velocidad -&gt; PWM</text:p>
        </chart:title>
        <chart:legend chart:legend-position="end" svg:x="11.372cm" svg:y="3.976cm" style:legend-expansion="high" chart:style-name="ch3"/>
        <chart:plot-area chart:style-name="ch4" table:cell-range-address="encoders.A48:encoders.B71 encoders.A44:encoders.A44" chart:data-source-has-labels="both" svg:x="0.32cm" svg:y="1.276cm" svg:width="10.732cm" svg:height="6.56cm">
          <chartooo:coordinate-region svg:x="0.965cm" svg:y="1.464cm" svg:width="9.888cm" svg:height="5.749cm"/>
          <chart:axis chart:dimension="x" chart:name="primary-x" chart:style-name="ch5" chartooo:axis-type="auto">
            <chart:title svg:x="3.768cm" svg:y="8.017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B48:encoders.B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15">
                <text:p>15</text:p>
                <draw:g>
                  <svg:desc>encoders.B48:encoders.B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26cm" svg:y="0.315cm" chart:style-name="ch2">
          <text:p>PWM derecho en vacio (velocidad)</text:p>
        </chart:title>
        <chart:legend chart:legend-position="end" svg:x="12.858cm" svg:y="4.213cm" style:legend-expansion="high" chart:style-name="ch3"/>
        <chart:plot-area chart:style-name="ch4" table:cell-range-address="encoders.A45:encoders.A71 encoders.C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A45:encoders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A45:encoders.A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786cm" svg:y="0.315cm" chart:style-name="ch2">
          <text:p>Relacion ranuras -&gt; velocidad</text:p>
        </chart:title>
        <chart:legend chart:legend-position="end" svg:x="12.858cm" svg:y="4.213cm" style:legend-expansion="high" chart:style-name="ch3"/>
        <chart:plot-area chart:style-name="ch4" table:cell-range-address="encoders.B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B45:encoders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B45:encoders.B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1cm" svg:y="0.315cm" chart:style-name="ch2">
          <text:p>Relación: velocidad -&gt; PWM</text:p>
        </chart:title>
        <chart:legend chart:legend-position="end" svg:x="11.372cm" svg:y="3.976cm" style:legend-expansion="high" chart:style-name="ch3"/>
        <chart:plot-area chart:style-name="ch4" table:cell-range-address="encoders.A48:encoders.A71 encoders.G48:encoders.G71 encoders.A44:encoders.A44" chart:data-source-has-labels="both" svg:x="0.32cm" svg:y="1.276cm" svg:width="10.732cm" svg:height="6.56cm">
          <chartooo:coordinate-region svg:x="0.965cm" svg:y="1.464cm" svg:width="9.888cm" svg:height="5.749cm"/>
          <chart:axis chart:dimension="x" chart:name="primary-x" chart:style-name="ch5" chartooo:axis-type="auto">
            <chart:title svg:x="3.768cm" svg:y="8.017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G48:encoders.G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3">
                <text:p>3</text:p>
                <draw:g>
                  <svg:desc>encoders.G48:encoders.G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